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501cm" style:rel-width="100%" fo:margin-left="-0.191cm" table:align="left" style:writing-mode="lr-tb"/>
    </style:style>
    <style:style style:name="Table1.A" style:family="table-column">
      <style:table-column-properties style:column-width="5.5cm" style:rel-column-width="3190*"/>
    </style:style>
    <style:style style:name="Table1.C" style:family="table-column">
      <style:table-column-properties style:column-width="5.502cm" style:rel-column-width="3191*"/>
    </style:style>
    <style:style style:name="Table1.1" style:family="table-row">
      <style:table-row-properties style:min-row-height="8.00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rel-width="100%" fo:margin-left="-0.191cm" table:align="left" style:writing-mode="lr-tb"/>
    </style:style>
    <style:style style:name="Table2.A" style:family="table-column">
      <style:table-column-properties style:rel-column-width="3190*"/>
    </style:style>
    <style:style style:name="Table2.C" style:family="table-column">
      <style:table-column-properties style:rel-column-width="3191*"/>
    </style:style>
    <style:style style:name="Table2.1" style:family="table-row">
      <style:table-row-properties style:min-row-height="8.001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rel-width="100%" fo:margin-left="-0.191cm" table:align="left" style:writing-mode="lr-tb"/>
    </style:style>
    <style:style style:name="Table3.A" style:family="table-column">
      <style:table-column-properties style:rel-column-width="3190*"/>
    </style:style>
    <style:style style:name="Table3.C" style:family="table-column">
      <style:table-column-properties style:rel-column-width="3191*"/>
    </style:style>
    <style:style style:name="Table3.1" style:family="table-row">
      <style:table-row-properties style:min-row-height="8.001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rel-width="100%" fo:margin-left="-0.191cm" table:align="left" style:writing-mode="lr-tb"/>
    </style:style>
    <style:style style:name="Table4.A" style:family="table-column">
      <style:table-column-properties style:rel-column-width="3190*"/>
    </style:style>
    <style:style style:name="Table4.C" style:family="table-column">
      <style:table-column-properties style:rel-column-width="3191*"/>
    </style:style>
    <style:style style:name="Table4.1" style:family="table-row">
      <style:table-row-properties style:min-row-height="8.001cm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rel-width="100%" fo:margin-left="-0.191cm" table:align="left" style:writing-mode="lr-tb"/>
    </style:style>
    <style:style style:name="Table5.A" style:family="table-column">
      <style:table-column-properties style:rel-column-width="3190*"/>
    </style:style>
    <style:style style:name="Table5.C" style:family="table-column">
      <style:table-column-properties style:rel-column-width="3191*"/>
    </style:style>
    <style:style style:name="Table5.1" style:family="table-row">
      <style:table-row-properties style:min-row-height="8.001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rel-width="100%" fo:margin-left="-0.191cm" table:align="left" style:writing-mode="lr-tb"/>
    </style:style>
    <style:style style:name="Table6.A" style:family="table-column">
      <style:table-column-properties style:rel-column-width="3190*"/>
    </style:style>
    <style:style style:name="Table6.C" style:family="table-column">
      <style:table-column-properties style:rel-column-width="3191*"/>
    </style:style>
    <style:style style:name="Table6.1" style:family="table-row">
      <style:table-row-properties style:min-row-height="8.001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text-indent="0.494cm" style:auto-text-indent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margin-left="0cm" fo:margin-right="0cm" fo:text-align="center" style:justify-single-word="false" fo:text-indent="0.494cm" style:auto-text-indent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.034cm" fo:margin-bottom="0cm" style:contextual-spacing="false" fo:orphans="0" fo:widows="0" style:text-autospace="none"/>
    </style:style>
    <style:style style:name="P8" style:family="paragraph" style:parent-style-name="Standard">
      <style:paragraph-properties fo:margin-left="0cm" fo:margin-right="0cm" fo:margin-top="0.007cm" fo:margin-bottom="0cm" style:contextual-spacing="false" fo:text-align="justify" style:justify-single-word="false" fo:orphans="0" fo:widows="0" fo:text-indent="0.425cm" style:auto-text-indent="false" style:text-autospace="none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text-indent="0.526cm" style:auto-text-indent="false" style:text-autospace="none"/>
    </style:style>
    <style:style style:name="P10" style:family="paragraph" style:parent-style-name="Standard">
      <style:paragraph-properties fo:margin-left="0cm" fo:margin-right="0cm" fo:margin-top="0.041cm" fo:margin-bottom="0cm" style:contextual-spacing="false" fo:text-align="justify" style:justify-single-word="false" fo:orphans="0" fo:widows="0" fo:text-indent="0.399cm" style:auto-text-indent="false" style:text-autospace="none"/>
    </style:style>
    <style:style style:name="P11" style:family="paragraph" style:parent-style-name="Standard">
      <style:paragraph-properties fo:margin-left="0cm" fo:margin-right="0cm" fo:text-align="justify" style:justify-single-word="false" fo:orphans="0" fo:widows="0" fo:text-indent="0.399cm" style:auto-text-indent="false" style:text-autospace="none"/>
    </style:style>
    <style:style style:name="P12" style:family="paragraph" style:parent-style-name="Standard">
      <style:paragraph-properties fo:margin-left="0cm" fo:margin-right="0cm" fo:margin-top="0.058cm" fo:margin-bottom="0cm" style:contextual-spacing="false" fo:text-align="justify" style:justify-single-word="false" fo:orphans="0" fo:widows="0" fo:text-indent="0.399cm" style:auto-text-indent="false" style:text-autospace="none"/>
    </style:style>
    <style:style style:name="P13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orphans="0" fo:widows="0" fo:text-indent="0.399cm" style:auto-text-indent="false" style:text-autospace="none"/>
    </style:style>
    <style:style style:name="P14" style:family="paragraph" style:parent-style-name="Standard">
      <style:paragraph-properties fo:margin-left="0cm" fo:margin-right="0cm" fo:margin-top="0.034cm" fo:margin-bottom="0cm" style:contextual-spacing="false" fo:text-align="justify" style:justify-single-word="false" fo:orphans="0" fo:widows="0" fo:text-indent="0.399cm" style:auto-text-indent="false" style:text-autospace="none"/>
    </style:style>
    <style:style style:name="P15" style:family="paragraph" style:parent-style-name="Standard">
      <style:paragraph-properties fo:margin-left="0cm" fo:margin-right="0cm" fo:margin-top="0.026cm" fo:margin-bottom="0cm" style:contextual-spacing="false" fo:text-align="justify" style:justify-single-word="false" fo:orphans="0" fo:widows="0" fo:text-indent="0.399cm" style:auto-text-indent="false" style:text-autospace="none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0.39cm" style:auto-text-indent="false" style:text-autospace="none"/>
    </style:style>
    <style:style style:name="P17" style:family="paragraph" style:parent-style-name="Standard">
      <style:paragraph-properties fo:margin-left="0cm" fo:margin-right="0cm" fo:margin-top="0.041cm" fo:margin-bottom="0cm" style:contextual-spacing="false" fo:text-align="justify" style:justify-single-word="false" fo:orphans="0" fo:widows="0" fo:text-indent="0.39cm" style:auto-text-indent="false" style:text-autospace="none"/>
    </style:style>
    <style:style style:name="P18" style:family="paragraph" style:parent-style-name="Standard">
      <style:paragraph-properties fo:margin-left="0cm" fo:margin-right="0cm" fo:margin-top="0.072cm" fo:margin-bottom="0cm" style:contextual-spacing="false" fo:text-align="justify" style:justify-single-word="false" fo:orphans="0" fo:widows="0" fo:text-indent="0.39cm" style:auto-text-indent="false" style:text-autospace="none"/>
    </style:style>
    <style:style style:name="P19" style:family="paragraph" style:parent-style-name="Standard">
      <style:paragraph-properties fo:margin-left="0cm" fo:margin-right="0cm" fo:margin-top="0.044cm" fo:margin-bottom="0cm" style:contextual-spacing="false" fo:text-align="justify" style:justify-single-word="false" fo:orphans="0" fo:widows="0" fo:text-indent="0.39cm" style:auto-text-indent="false" style:text-autospace="none"/>
    </style:style>
    <style:style style:name="P20" style:family="paragraph" style:parent-style-name="Standard">
      <style:paragraph-properties fo:margin-left="0cm" fo:margin-right="0cm" fo:margin-top="0.686cm" fo:margin-bottom="0cm" style:contextual-spacing="false" fo:text-align="justify" style:justify-single-word="false" fo:orphans="0" fo:widows="0" fo:text-indent="0.39cm" style:auto-text-indent="false" style:text-autospace="none"/>
    </style:style>
    <style:style style:name="P21" style:family="paragraph" style:parent-style-name="Standard">
      <style:paragraph-properties fo:margin-left="0cm" fo:margin-right="0cm" fo:text-align="justify" style:justify-single-word="false" fo:orphans="0" fo:widows="0" fo:text-indent="0.372cm" style:auto-text-indent="false" style:text-autospace="none"/>
    </style:style>
    <style:style style:name="P22" style:family="paragraph" style:parent-style-name="Standard">
      <style:paragraph-properties fo:margin-left="0cm" fo:margin-right="0cm" fo:margin-top="0.007cm" fo:margin-bottom="0cm" style:contextual-spacing="false" fo:text-align="justify" style:justify-single-word="false" fo:orphans="0" fo:widows="0" fo:text-indent="0.372cm" style:auto-text-indent="false" style:text-autospace="none"/>
    </style:style>
    <style:style style:name="P23" style:family="paragraph" style:parent-style-name="Standard">
      <style:paragraph-properties fo:margin-left="0cm" fo:margin-right="0cm" fo:margin-top="0.048cm" fo:margin-bottom="0cm" style:contextual-spacing="false" fo:text-align="justify" style:justify-single-word="false" fo:orphans="0" fo:widows="0" fo:text-indent="0.372cm" style:auto-text-indent="false" style:text-autospace="none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0.356cm" style:auto-text-indent="false" style:text-autospace="none"/>
    </style:style>
    <style:style style:name="P25" style:family="paragraph" style:parent-style-name="Standard">
      <style:paragraph-properties fo:margin-left="0cm" fo:margin-right="0cm" fo:margin-top="0.118cm" fo:margin-bottom="0cm" style:contextual-spacing="false" fo:text-align="justify" style:justify-single-word="false" fo:orphans="0" fo:widows="0" fo:text-indent="0.356cm" style:auto-text-indent="false" style:text-autospace="none"/>
    </style:style>
    <style:style style:name="P26" style:family="paragraph" style:parent-style-name="Standard">
      <style:paragraph-properties fo:margin-left="0cm" fo:margin-right="0cm" fo:margin-top="0.067cm" fo:margin-bottom="0cm" style:contextual-spacing="false" fo:text-align="justify" style:justify-single-word="false" fo:orphans="0" fo:widows="0" fo:text-indent="0.356cm" style:auto-text-indent="false" style:text-autospace="none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0.349cm" style:auto-text-indent="false" style:text-autospace="none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1.069cm" style:auto-text-indent="false" style:text-autospace="none"/>
    </style:style>
    <style:style style:name="P29" style:family="paragraph" style:parent-style-name="Standard">
      <style:paragraph-properties fo:margin-left="0cm" fo:margin-right="0cm" fo:margin-top="0.695cm" fo:margin-bottom="0cm" style:contextual-spacing="false" fo:text-align="justify" style:justify-single-word="false" fo:orphans="0" fo:widows="0" fo:text-indent="0.381cm" style:auto-text-indent="false" style:text-autospace="none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0.381cm" style:auto-text-indent="false" style:text-autospace="none"/>
    </style:style>
    <style:style style:name="P31" style:family="paragraph" style:parent-style-name="Standard">
      <style:paragraph-properties fo:margin-left="0cm" fo:margin-right="0cm" fo:margin-top="0.032cm" fo:margin-bottom="0cm" style:contextual-spacing="false" fo:text-align="justify" style:justify-single-word="false" fo:orphans="0" fo:widows="0" fo:text-indent="0.381cm" style:auto-text-indent="false" style:text-autospace="none"/>
    </style:style>
    <style:style style:name="P32" style:family="paragraph" style:parent-style-name="Standard">
      <style:paragraph-properties fo:margin-left="0cm" fo:margin-right="0cm" fo:margin-top="0.049cm" fo:margin-bottom="0cm" style:contextual-spacing="false" fo:text-align="justify" style:justify-single-word="false" fo:orphans="0" fo:widows="0" fo:text-indent="0.381cm" style:auto-text-indent="false" style:text-autospace="none"/>
    </style:style>
    <style:style style:name="P33" style:family="paragraph" style:parent-style-name="Standard">
      <style:paragraph-properties fo:margin-left="0cm" fo:margin-right="0cm" fo:margin-top="0.046cm" fo:margin-bottom="0cm" style:contextual-spacing="false" fo:text-align="justify" style:justify-single-word="false" fo:orphans="0" fo:widows="0" fo:text-indent="0.381cm" style:auto-text-indent="false" style:text-autospace="none"/>
    </style:style>
    <style:style style:name="P34" style:family="paragraph" style:parent-style-name="Standard">
      <style:paragraph-properties fo:margin-left="0cm" fo:margin-right="0cm" fo:margin-top="0.028cm" fo:margin-bottom="0cm" style:contextual-spacing="false" fo:text-align="justify" style:justify-single-word="false" fo:orphans="0" fo:widows="0" fo:text-indent="0.381cm" style:auto-text-indent="false" style:text-autospace="none"/>
    </style:style>
    <style:style style:name="P35" style:family="paragraph" style:parent-style-name="Standard">
      <style:paragraph-properties fo:margin-left="0cm" fo:margin-right="0cm" fo:margin-top="0.032cm" fo:margin-bottom="0cm" style:contextual-spacing="false" fo:text-align="justify" style:justify-single-word="false" fo:orphans="0" fo:widows="0" fo:text-indent="0.136cm" style:auto-text-indent="false" style:text-autospace="none"/>
    </style:style>
    <style:style style:name="P36" style:family="paragraph" style:parent-style-name="Standard">
      <style:paragraph-properties fo:margin-top="0.032cm" fo:margin-bottom="0cm" style:contextual-spacing="false" fo:text-align="justify" style:justify-single-word="false" fo:orphans="0" fo:widows="0" style:text-autospace="none"/>
    </style:style>
    <style:style style:name="P37" style:family="paragraph" style:parent-style-name="Standard">
      <style:paragraph-properties fo:margin-left="0.176cm" fo:margin-right="0cm" fo:margin-top="0.065cm" fo:margin-bottom="0cm" style:contextual-spacing="false" fo:text-align="justify" style:justify-single-word="false" fo:orphans="0" fo:widows="0" fo:text-indent="0cm" style:auto-text-indent="false" style:text-autospace="none"/>
    </style:style>
    <style:style style:name="P38" style:family="paragraph" style:parent-style-name="Standard">
      <style:paragraph-properties fo:margin-left="0.176cm" fo:margin-right="0cm" fo:text-align="justify" style:justify-single-word="false" fo:orphans="0" fo:widows="0" fo:text-indent="0cm" style:auto-text-indent="false" style:text-autospace="none"/>
    </style:style>
    <style:style style:name="P39" style:family="paragraph" style:parent-style-name="Standard">
      <style:paragraph-properties fo:margin-left="0cm" fo:margin-right="0cm" fo:margin-top="0.669cm" fo:margin-bottom="0cm" style:contextual-spacing="false" fo:text-align="justify" style:justify-single-word="false" fo:orphans="0" fo:widows="0" fo:text-indent="0.118cm" style:auto-text-indent="false" style:text-autospace="none"/>
    </style:style>
    <style:style style:name="P40" style:family="paragraph" style:parent-style-name="Standard">
      <style:paragraph-properties fo:margin-left="0cm" fo:margin-right="0cm" fo:text-align="justify" style:justify-single-word="false" fo:orphans="0" fo:widows="0" fo:text-indent="0.118cm" style:auto-text-indent="false" style:text-autospace="none"/>
    </style:style>
    <style:style style:name="P41" style:family="paragraph" style:parent-style-name="Standard">
      <style:paragraph-properties fo:margin-left="0cm" fo:margin-right="0cm" fo:margin-top="0.025cm" fo:margin-bottom="0cm" style:contextual-spacing="false" fo:text-align="justify" style:justify-single-word="false" fo:orphans="0" fo:widows="0" fo:text-indent="0.365cm" style:auto-text-indent="false" style:text-autospace="none"/>
    </style:style>
    <style:style style:name="P42" style:family="paragraph" style:parent-style-name="Standard">
      <style:paragraph-properties fo:margin-left="0cm" fo:margin-right="0cm" fo:text-align="justify" style:justify-single-word="false" fo:orphans="0" fo:widows="0" fo:text-indent="0.365cm" style:auto-text-indent="false" style:text-autospace="none"/>
    </style:style>
    <style:style style:name="P43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orphans="0" fo:widows="0" fo:text-indent="0.365cm" style:auto-text-indent="false" style:text-autospace="none"/>
    </style:style>
    <style:style style:name="P44" style:family="paragraph" style:parent-style-name="Standard">
      <style:paragraph-properties fo:margin-left="0cm" fo:margin-right="0cm" fo:margin-top="0.152cm" fo:margin-bottom="0cm" style:contextual-spacing="false" fo:text-align="justify" style:justify-single-word="false" fo:orphans="0" fo:widows="0" fo:text-indent="0.365cm" style:auto-text-indent="false" style:text-autospace="none"/>
    </style:style>
    <style:style style:name="P45" style:family="paragraph" style:parent-style-name="Standard">
      <style:paragraph-properties fo:margin-left="0cm" fo:margin-right="0cm" fo:margin-top="0.058cm" fo:margin-bottom="0cm" style:contextual-spacing="false" fo:text-align="justify" style:justify-single-word="false" fo:orphans="0" fo:widows="0" fo:text-indent="0.407cm" style:auto-text-indent="false" style:text-autospace="none"/>
    </style:style>
    <style:style style:name="P46" style:family="paragraph" style:parent-style-name="Standard">
      <style:paragraph-properties fo:margin-left="0cm" fo:margin-right="0cm" fo:margin-top="0.704cm" fo:margin-bottom="0cm" style:contextual-spacing="false" fo:text-align="justify" style:justify-single-word="false" fo:orphans="0" fo:widows="0" fo:text-indent="0.407cm" style:auto-text-indent="false" style:text-autospace="none"/>
    </style:style>
    <style:style style:name="P47" style:family="paragraph" style:parent-style-name="Standard">
      <style:paragraph-properties fo:margin-left="0cm" fo:margin-right="0cm" fo:text-align="justify" style:justify-single-word="false" fo:orphans="0" fo:widows="0" fo:text-indent="0.407cm" style:auto-text-indent="false" style:text-autospace="none"/>
    </style:style>
    <style:style style:name="P48" style:family="paragraph" style:parent-style-name="Standard">
      <style:paragraph-properties fo:margin-left="0cm" fo:margin-right="0cm" fo:margin-top="0.651cm" fo:margin-bottom="0cm" style:contextual-spacing="false" fo:text-align="justify" style:justify-single-word="false" fo:orphans="0" fo:widows="0" fo:text-indent="0.407cm" style:auto-text-indent="false" style:text-autospace="none"/>
    </style:style>
    <style:style style:name="P49" style:family="paragraph" style:parent-style-name="Standard">
      <style:paragraph-properties fo:margin-left="0cm" fo:margin-right="0cm" fo:margin-top="0.034cm" fo:margin-bottom="0cm" style:contextual-spacing="false" fo:text-align="justify" style:justify-single-word="false" fo:orphans="0" fo:widows="0" fo:text-indent="0.415cm" style:auto-text-indent="false" style:text-autospace="none"/>
    </style:style>
    <style:style style:name="P50" style:family="paragraph" style:parent-style-name="Standard">
      <style:paragraph-properties fo:margin-left="0cm" fo:margin-right="0cm" fo:margin-top="0.069cm" fo:margin-bottom="0cm" style:contextual-spacing="false" fo:text-align="justify" style:justify-single-word="false" fo:orphans="0" fo:widows="0" fo:text-indent="0.415cm" style:auto-text-indent="false" style:text-autospace="none"/>
    </style:style>
    <style:style style:name="P51" style:family="paragraph" style:parent-style-name="Standard">
      <style:paragraph-properties fo:margin-left="0cm" fo:margin-right="0cm" fo:margin-top="0.023cm" fo:margin-bottom="0cm" style:contextual-spacing="false" fo:text-align="justify" style:justify-single-word="false" fo:orphans="0" fo:widows="0" fo:text-indent="0.415cm" style:auto-text-indent="false" style:text-autospace="none"/>
    </style:style>
    <style:style style:name="P52" style:family="paragraph" style:parent-style-name="Standard">
      <style:paragraph-properties fo:margin-left="0cm" fo:margin-right="0cm" fo:text-align="justify" style:justify-single-word="false" fo:orphans="0" fo:widows="0" fo:text-indent="0.415cm" style:auto-text-indent="false" style:text-autospace="none"/>
    </style:style>
    <style:style style:name="P53" style:family="paragraph" style:parent-style-name="Standard">
      <style:paragraph-properties fo:margin-left="0cm" fo:margin-right="0cm" fo:margin-top="0.116cm" fo:margin-bottom="0cm" style:contextual-spacing="false" fo:text-align="justify" style:justify-single-word="false" fo:orphans="0" fo:widows="0" fo:text-indent="0.432cm" style:auto-text-indent="false" style:text-autospace="none"/>
    </style:style>
    <style:style style:name="P54" style:family="paragraph" style:parent-style-name="Standard">
      <style:paragraph-properties fo:margin-left="0cm" fo:margin-right="0cm" fo:text-align="justify" style:justify-single-word="false" fo:orphans="0" fo:widows="0" fo:text-indent="0.432cm" style:auto-text-indent="false" style:text-autospace="none"/>
    </style:style>
    <style:style style:name="P55" style:family="paragraph" style:parent-style-name="Standard">
      <style:paragraph-properties fo:margin-left="0cm" fo:margin-right="0cm" fo:margin-top="0.032cm" fo:margin-bottom="0cm" style:contextual-spacing="false" fo:text-align="justify" style:justify-single-word="false" fo:orphans="0" fo:widows="0" fo:text-indent="0.432cm" style:auto-text-indent="false" style:text-autospace="none"/>
    </style:style>
    <style:style style:name="P56" style:family="paragraph" style:parent-style-name="Standard">
      <style:paragraph-properties fo:margin-top="0.025cm" fo:margin-bottom="0cm" style:contextual-spacing="false" fo:text-align="justify" style:justify-single-word="false" fo:orphans="0" fo:widows="0" style:text-autospace="none"/>
    </style:style>
    <style:style style:name="P57" style:family="paragraph" style:parent-style-name="Standard">
      <style:paragraph-properties fo:margin-left="0cm" fo:margin-right="0cm" fo:text-align="justify" style:justify-single-word="false" fo:orphans="0" fo:widows="0" fo:text-indent="0.737cm" style:auto-text-indent="false" style:text-autospace="none"/>
    </style:style>
    <style:style style:name="P58" style:family="paragraph" style:parent-style-name="Standard">
      <style:paragraph-properties fo:margin-left="0cm" fo:margin-right="0cm" fo:text-align="justify" style:justify-single-word="false" fo:orphans="0" fo:widows="0" fo:text-indent="0.45cm" style:auto-text-indent="false" style:text-autospace="none"/>
    </style:style>
    <style:style style:name="P59" style:family="paragraph" style:parent-style-name="Standard">
      <style:paragraph-properties fo:margin-left="0cm" fo:margin-right="0cm" fo:margin-top="0.028cm" fo:margin-bottom="0cm" style:contextual-spacing="false" fo:text-align="justify" style:justify-single-word="false" fo:orphans="0" fo:widows="0" fo:text-indent="0.347cm" style:auto-text-indent="false" style:text-autospace="none"/>
    </style:style>
    <style:style style:name="P60" style:family="paragraph" style:parent-style-name="Standard">
      <style:paragraph-properties fo:margin-left="0cm" fo:margin-right="0cm" fo:text-align="justify" style:justify-single-word="false" fo:orphans="0" fo:widows="0" fo:text-indent="0.347cm" style:auto-text-indent="false" style:text-autospace="none"/>
    </style:style>
    <style:style style:name="P61" style:family="paragraph" style:parent-style-name="Standard">
      <style:paragraph-properties fo:margin-left="0cm" fo:margin-right="0cm" fo:margin-top="0.034cm" fo:margin-bottom="0cm" style:contextual-spacing="false" fo:text-align="justify" style:justify-single-word="false" fo:orphans="0" fo:widows="0" fo:text-indent="0.441cm" style:auto-text-indent="false" style:text-autospace="none"/>
    </style:style>
    <style:style style:name="P62" style:family="paragraph" style:parent-style-name="Standard">
      <style:paragraph-properties fo:text-align="justify" style:justify-single-word="false"/>
    </style:style>
    <style:style style:name="P63" style:family="paragraph" style:parent-style-name="Standard">
      <style:paragraph-properties fo:margin-left="0cm" fo:margin-right="0cm" fo:margin-top="0.049cm" fo:margin-bottom="0cm" style:contextual-spacing="false" fo:text-align="justify" style:justify-single-word="false" fo:orphans="0" fo:widows="0" fo:text-indent="0.423cm" style:auto-text-indent="false" style:text-autospace="none"/>
      <style:text-properties style:font-name="Arial" fo:font-size="7pt" style:font-name-asian="Arial" style:font-size-asian="7pt" style:font-name-complex="Arial" style:font-size-complex="7pt"/>
    </style:style>
    <style:style style:name="P64" style:family="paragraph" style:parent-style-name="Standard">
      <style:text-properties style:font-name="Arial" fo:font-size="7pt" style:font-size-asian="7pt" style:font-name-complex="Arial" style:font-size-complex="7pt"/>
    </style:style>
    <style:style style:name="P65" style:family="paragraph" style:parent-style-name="Standard">
      <style:paragraph-properties fo:text-align="justify" style:justify-single-word="false"/>
      <style:text-properties style:font-name="Arial" fo:font-size="7pt" style:font-size-asian="7pt" style:font-name-complex="Arial" style:font-size-complex="7pt"/>
    </style:style>
    <style:style style:name="P66" style:family="paragraph" style:parent-style-name="Standard">
      <style:paragraph-properties fo:margin-left="0cm" fo:margin-right="0cm" fo:text-align="justify" style:justify-single-word="false" fo:orphans="0" fo:widows="0" fo:text-indent="0.737cm" style:auto-text-indent="false" style:text-autospace="none"/>
      <style:text-properties style:font-name="Arial" fo:font-size="7pt" style:font-size-asian="7pt" style:font-name-complex="Arial" style:font-size-complex="7pt"/>
    </style:style>
    <style:style style:name="P67" style:family="paragraph" style:parent-style-name="Standard">
      <style:paragraph-properties fo:margin-top="0.034cm" fo:margin-bottom="0cm" style:contextual-spacing="false" fo:text-align="justify" style:justify-single-word="false" fo:orphans="0" fo:widows="0" style:text-autospace="none"/>
      <style:text-properties style:font-name="Arial" fo:font-size="7pt" style:font-size-asian="7pt" style:font-name-complex="Arial" style:font-size-complex="7pt"/>
    </style:style>
    <style:style style:name="P68" style:family="paragraph" style:parent-style-name="Standard">
      <style:paragraph-properties fo:margin-left="0.176cm" fo:margin-right="0cm" fo:text-align="justify" style:justify-single-word="false" fo:orphans="0" fo:widows="0" fo:text-indent="0cm" style:auto-text-indent="false" style:text-autospace="none"/>
      <style:text-properties style:font-name="Arial" fo:font-size="7pt" style:font-size-asian="7pt" style:font-name-complex="Arial" style:font-size-complex="7pt"/>
    </style:style>
    <style:style style:name="P69" style:family="paragraph" style:parent-style-name="Standard">
      <style:paragraph-properties fo:margin-left="0cm" fo:margin-right="0cm" fo:margin-top="0.049cm" fo:margin-bottom="0cm" style:contextual-spacing="false" fo:text-align="justify" style:justify-single-word="false" fo:orphans="0" fo:widows="0" fo:text-indent="0.423cm" style:auto-text-indent="false" style:text-autospace="none"/>
      <style:text-properties style:font-name="Arial" fo:font-size="7pt" style:font-size-asian="7pt" style:font-name-complex="Arial" style:font-size-complex="7pt"/>
    </style:style>
    <style:style style:name="P70" style:family="paragraph" style:parent-style-name="Standard">
      <style:paragraph-properties fo:margin-top="0.035cm" fo:margin-bottom="0cm" style:contextual-spacing="false" fo:text-align="justify" style:justify-single-word="false" fo:orphans="0" fo:widows="0" style:text-autospace="none"/>
      <style:text-properties style:font-name="Arial" fo:font-size="7pt" style:font-size-asian="7pt" style:font-name-complex="Arial" style:font-size-complex="7pt"/>
    </style:style>
    <style:style style:name="P71" style:family="paragraph" style:parent-style-name="Standard">
      <style:paragraph-properties fo:margin-left="0cm" fo:margin-right="0cm" fo:margin-top="0.034cm" fo:margin-bottom="0cm" style:contextual-spacing="false" fo:text-align="justify" style:justify-single-word="false" fo:orphans="0" fo:widows="0" fo:text-indent="0.415cm" style:auto-text-indent="false" style:text-autospace="none"/>
      <style:text-properties style:font-name="Arial" fo:font-size="7pt" style:font-size-asian="7pt" style:font-name-complex="Arial" style:font-size-complex="7pt"/>
    </style:style>
    <style:style style:name="P72" style:family="paragraph" style:parent-style-name="Standard">
      <style:paragraph-properties fo:margin-left="0cm" fo:margin-right="0cm" fo:text-align="justify" style:justify-single-word="false" fo:orphans="0" fo:widows="0" fo:text-indent="0.372cm" style:auto-text-indent="false" style:text-autospace="none"/>
      <style:text-properties style:font-name="Arial" fo:font-size="7pt" style:font-size-asian="7pt" style:font-name-complex="Arial" style:font-size-complex="7pt"/>
    </style:style>
    <style:style style:name="P73" style:family="paragraph" style:parent-style-name="Standard">
      <style:paragraph-properties fo:margin-left="0cm" fo:margin-right="0cm" fo:text-align="justify" style:justify-single-word="false" fo:orphans="0" fo:widows="0" fo:text-indent="0.39cm" style:auto-text-indent="false" style:text-autospace="none"/>
      <style:text-properties style:font-name="Arial" fo:font-size="7pt" style:font-size-asian="7pt" style:font-name-complex="Arial" style:font-size-complex="7pt"/>
    </style:style>
    <style:style style:name="P74" style:family="paragraph" style:parent-style-name="Standard">
      <style:paragraph-properties fo:margin-left="0cm" fo:margin-right="0cm" fo:text-align="justify" style:justify-single-word="false" fo:orphans="0" fo:widows="0" fo:text-indent="0.432cm" style:auto-text-indent="false" style:text-autospace="none"/>
      <style:text-properties style:font-name="Arial" fo:font-size="7pt" style:font-size-asian="7pt" style:font-name-complex="Arial" style:font-size-complex="7pt"/>
    </style:style>
    <style:style style:name="P75" style:family="paragraph" style:parent-style-name="Standard">
      <style:paragraph-properties fo:margin-left="0cm" fo:margin-right="0cm" fo:text-align="justify" style:justify-single-word="false" fo:orphans="0" fo:widows="0" fo:text-indent="0.432cm" style:auto-text-indent="false" style:text-autospace="none" style:snap-to-layout-grid="false"/>
      <style:text-properties style:font-name="Arial" fo:font-size="7pt" style:font-size-asian="7pt" style:font-name-complex="Arial" style:font-size-complex="7pt"/>
    </style:style>
    <style:style style:name="P76" style:family="paragraph" style:parent-style-name="Standard">
      <style:paragraph-properties fo:margin-left="0cm" fo:margin-right="0cm" fo:text-align="center" style:justify-single-word="false" fo:text-indent="0.494cm" style:auto-text-indent="false"/>
      <style:text-properties style:font-name="Arial" fo:font-size="7pt" style:font-size-asian="7pt" style:font-name-complex="Arial" style:font-size-complex="7pt"/>
    </style:style>
    <style:style style:name="P77" style:family="paragraph" style:parent-style-name="Standard">
      <style:paragraph-properties fo:margin-top="0.021cm" fo:margin-bottom="0cm" style:contextual-spacing="false" fo:orphans="0" fo:widows="0" style:text-autospace="none"/>
      <style:text-properties style:font-name="Arial" fo:font-size="7pt" style:font-size-asian="7pt" style:font-name-complex="Arial" style:font-size-complex="7pt"/>
    </style:style>
    <style:style style:name="P78" style:family="paragraph" style:parent-style-name="Standard">
      <style:text-properties style:font-name="Arial" fo:font-size="7pt" fo:font-weight="bold" style:font-size-asian="7pt" style:font-weight-asian="bold" style:font-name-complex="Arial" style:font-size-complex="7pt"/>
    </style:style>
    <style:style style:name="P79" style:family="paragraph" style:parent-style-name="Standard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P81" style:family="paragraph" style:parent-style-name="Standard">
      <style:paragraph-properties fo:margin-left="0cm" fo:margin-right="0cm" fo:text-align="justify" style:justify-single-word="false" fo:orphans="0" fo:widows="0" fo:text-indent="0.432cm" style:auto-text-indent="false" style:text-autospace="non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P82" style:family="paragraph" style:parent-style-name="Standard">
      <style:paragraph-properties style:snap-to-layout-grid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7pt" style:font-size-asian="7pt" style:font-name-complex="Arial" style:font-size-complex="7pt"/>
    </style:style>
    <style:style style:name="T3" style:family="text">
      <style:text-properties style:font-name="Arial" fo:font-size="7pt" style:font-size-asian="7pt" style:font-name-complex="Arial" style:font-size-complex="7pt" text:display="none"/>
    </style:style>
    <style:style style:name="T4" style:family="text">
      <style:text-properties style:font-name="Arial" fo:font-size="7pt" style:font-name-asian="Arial" style:font-size-asian="7pt" style:font-name-complex="Arial" style:font-size-complex="7pt"/>
    </style:style>
    <style:style style:name="T5" style:family="text">
      <style:text-properties style:font-name="Arial" fo:font-size="7pt" fo:font-style="italic" style:font-size-asian="7pt" style:font-style-asian="italic" style:font-name-complex="Arial" style:font-size-complex="7pt" style:font-style-complex="italic"/>
    </style:style>
    <style:style style:name="T6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T7" style:family="text"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3">1</text:p>
            <text:p text:style-name="P63"><text:s text:c="3"/></text:p>
            <text:p text:style-name="P8"><text:span text:style-name="T4"><text:s/></text:span><text:span text:style-name="T2">Поза 01. Если у вас есть кресло-качал</text:span><text:span text:style-name="T3">-</text:span><text:span text:style-name="T2">ка, то не стоит использовать его только для послеобеденной дремоты. Кто сказал, что это его основное предназначение? Но только увлекшись экспериментами, пос</text:span><text:span text:style-name="T3">-</text:span><text:span text:style-name="T2">тарайтесь не наехать себе на пальцы ног, эрекция при этом пропадает мгновенно! </text:span></text:p>
            <text:p text:style-name="P9"><text:span text:style-name="T2">Придерживаясь друг за друга и раска</text:span><text:span text:style-name="T3">-</text:span><text:span text:style-name="T2">чиваясь, вы можете устроить себе восхи</text:span><text:span text:style-name="T3">-</text:span><text:span text:style-name="T2">тительный аттракцион, главное экспери</text:span><text:span text:style-name="T3">-</text:span><text:span text:style-name="T2">ментировать смелее. Если в показанной позиции мужчина будет поддерживать де</text:span><text:span text:style-name="T3">-</text:span><text:span text:style-name="T2">вушку, накинув ей на шею шелковый шарф (или свой галстук), она сможет пол</text:span><text:span text:style-name="T3">-</text:span><text:span text:style-name="T2">ностью расслабить спину, отдавшись изу</text:span><text:span text:style-name="T3">-</text:span><text:span text:style-name="T2">мительным ощущениям «девочки на взрослых качелях».</text:span></text:p>
            <text:p text:style-name="P65"/>
          </table:table-cell>
          <table:table-cell table:style-name="Table1.A1" office:value-type="string">
            <text:p text:style-name="P3">2 <text:s/></text:p>
            <text:p text:style-name="P3"/>
            <text:p text:style-name="P10"><text:span text:style-name="T2">Позы 02, 03 и 04. Несмотря на кажу</text:span><text:span text:style-name="T3">-</text:span><text:span text:style-name="T2">щуюся экзотичность, позиция № </text:span><text:span text:style-name="T5">2 </text:span><text:span text:style-name="T2">впол</text:span><text:span text:style-name="T3">-</text:span><text:span text:style-name="T2">не удобна к исполнению, если девушка не очень плотно поела перед свиданием. Уникальность перевернутых поз заклю</text:span><text:span text:style-name="T3">-</text:span><text:span text:style-name="T2">чается в том, что дополнительное чувс</text:span><text:span text:style-name="T3">-</text:span><text:span text:style-name="T2">тво «улета» вызывается приливом крови к голове, а оргазм у дам в таком положе</text:span><text:span text:style-name="T3">-</text:span><text:span text:style-name="T2">нии более яркий. Главное при этом пол</text:span><text:span text:style-name="T3">-</text:span><text:span text:style-name="T2">ностью расслабиться и погрузиться в на</text:span><text:span text:style-name="T3">-</text:span><text:span text:style-name="T2">слаждение необычностью. Осознавать происходящее должен исключительно мужчина, место барышни — на небесах. </text:span></text:p>
            <text:p text:style-name="P11"><text:span text:style-name="T2">Начав с позиции № 2, мужчина мед</text:span><text:span text:style-name="T3">-</text:span><text:span text:style-name="T2">ленно опускает девушку на спину (поза № 3), а еще через некоторое время может перейти в более комфортное по</text:span><text:span text:style-name="T3">-</text:span><text:span text:style-name="T2">ложение № 4.</text:span></text:p>
            <text:p text:style-name="P65"/>
          </table:table-cell>
          <table:table-cell table:style-name="Table1.A1" office:value-type="string">
            <text:p text:style-name="P3">3</text:p>
            <text:p text:style-name="P3"/>
            <text:p text:style-name="P16"><text:span text:style-name="T2">Девушке разрешается делать абсолют</text:span><text:span text:style-name="T3">-</text:span><text:span text:style-name="T2">но все, что она пожелает в сексе. Давать задания мужчине, выбирать и менять роли, позы и технику, использовать секс-игрушки и приспособления, стараясь при этом не нанести вред ничьему здоровью. В ее распоряжении оказываются все воз</text:span><text:span text:style-name="T3">-</text:span><text:span text:style-name="T2">можности и резервы студии, включая ме</text:span><text:span text:style-name="T3">-</text:span><text:span text:style-name="T2">бель и аксессуары. Девушка полноценно творит в ней, стараясь реализовать все свои тайные, пусть даже извращенные фантазии. При этом она может как приду</text:span><text:span text:style-name="T3">-</text:span><text:span text:style-name="T2">мывать позы сама, так и пользоваться Ка</text:span><text:span text:style-name="T3">-</text:span><text:span text:style-name="T2">талогом. </text:span></text:p>
            <text:p text:style-name="Standard"><text:span text:style-name="T2">Мужчина беспрекословно следует всем указаниям и пожеланиям барышни, ни в коем случае не кончая без ее позволения. Если это все же произойдет раньше вре</text:span><text:span text:style-name="T3">-</text:span><text:span text:style-name="T2">мени, то он обязан, восстановив свои силы, вновь полностью отдаться во власть девушки</text:span></text:p>
          </table:table-cell>
        </table:table-row>
        <table:table-row table:style-name="Table1.1">
          <table:table-cell table:style-name="Table1.A1" office:value-type="string">
            <text:p text:style-name="P3">4</text:p>
            <text:p text:style-name="P3"/>
            <text:p text:style-name="P21"><text:span text:style-name="T6">Позы 03 и 04. </text:span><text:span text:style-name="T2">Крайне необычные ощу</text:span><text:span text:style-name="T3">-</text:span><text:span text:style-name="T2">щения в позе № </text:span><text:span text:style-name="T6">3 </text:span><text:span text:style-name="T2">испытывают оба парт</text:span><text:span text:style-name="T3">-</text:span><text:span text:style-name="T2">нера, поскольку их промежности при этом очень тесно прижимаются, а угол введения члена во влагалище — явно «не стандартен». Трение яичек о промежность девушки, а также чувство растяжения в паху возбужда</text:span><text:span text:style-name="T3">-</text:span><text:span text:style-name="T2">ют настолько, что мужчине нелегко сдержи</text:span><text:span text:style-name="T3">-</text:span><text:span text:style-name="T2">вать себя. Перейдя в позицию № 4, он смо</text:span><text:span text:style-name="T3">-</text:span><text:span text:style-name="T2">жет немного «остыть» и продолжить лю</text:span><text:span text:style-name="T3">-</text:span><text:span text:style-name="T2">бовное общение с дамой. Положив ему рот свой пальчик, она поможет джентльмену сместить центр ощущений с головки члена на кончик языка.</text:span></text:p>
            <text:p text:style-name="P65"/>
          </table:table-cell>
          <table:table-cell table:style-name="Table1.A1" office:value-type="string">
            <text:p text:style-name="P3">5</text:p>
            <text:p text:style-name="P78"/>
            <text:p text:style-name="P12"><text:span text:style-name="T6">Позы 04 и 05. </text:span><text:span text:style-name="T2">Четвертая позиция очень чувствительна для мужчин, пос</text:span><text:span text:style-name="T3">-</text:span><text:span text:style-name="T2">кольку дополнительное трение яичек о нижнюю ножку барышни крайне воз</text:span><text:span text:style-name="T3">-</text:span><text:span text:style-name="T2">буждает многих. В ней просто невоз</text:span><text:span text:style-name="T3">-</text:span><text:span text:style-name="T2">можно долго сдерживаться, если вести себя активно. Барышня может помочь джентльмену отвлечься от чрезмерной остроты ощущений, положив ему в рот свой пальчик. Затем она ложится на спину, а мужчина приподнимается на ко</text:span><text:span text:style-name="T3">-</text:span><text:span text:style-name="T2">ленях сверху и они продолжают наслаж</text:span><text:span text:style-name="T3">-</text:span><text:span text:style-name="T2">даться друг другом в не менее чувствен</text:span><text:span text:style-name="T3">-</text:span><text:span text:style-name="T2">ной позиции №5. Любуясь сверху ба</text:span><text:span text:style-name="T3">-</text:span><text:span text:style-name="T2">рышней, мужчина нашептывает ей лас</text:span><text:span text:style-name="T3">-</text:span><text:span text:style-name="T2">ковые словечки.</text:span></text:p>
            <text:p text:style-name="P64"/>
          </table:table-cell>
          <table:table-cell table:style-name="Table1.A1" office:value-type="string">
            <text:p text:style-name="P4">6</text:p>
            <text:p text:style-name="P4"/>
            <text:p text:style-name="P13"><text:span text:style-name="T6">Позы 05 и 06. </text:span><text:span text:style-name="T2">Необычный угол введе</text:span><text:span text:style-name="T3">-</text:span><text:span text:style-name="T2">ния члена, сильное растяжение в паху и тесное соприкосновение промежностей в позе № </text:span><text:span text:style-name="T6">5 </text:span><text:span text:style-name="T2">вызывают очень приятные ощу</text:span><text:span text:style-name="T3">-</text:span><text:span text:style-name="T2">щения у обоих партнеров. Меняя угол на</text:span><text:span text:style-name="T3">-</text:span><text:span text:style-name="T2">клона над откинувшейся дамой, направ</text:span><text:span text:style-name="T3">-</text:span><text:span text:style-name="T2">ление, силу и интенсивность толчков, джентльмен имеет прекрасные возмож</text:span><text:span text:style-name="T3">-</text:span><text:span text:style-name="T2">ности для истинного творчества. Свобода рук предоставляет дополнительные воз</text:span><text:span text:style-name="T3">-</text:span><text:span text:style-name="T2">можности для ласк, а, взяв в рот пальчик ноги барышни, мужчина может доводить ее до трепета своей игрой. В этом отноше</text:span><text:span text:style-name="T3">-</text:span><text:span text:style-name="T2">нии поза № 5 уникальна. </text:span></text:p>
            <text:p text:style-name="P11"><text:span text:style-name="T2">Перекинув нижнюю ножку барышни наверх и скрестив ее с верхней, мужчина приподнимается на корточки и перехо</text:span><text:span text:style-name="T3">-</text:span><text:span text:style-name="T2">дит в позицию № </text:span><text:span text:style-name="T6">6 </text:span><text:span text:style-name="T2">(«позу, подобную ло</text:span><text:span text:style-name="T3">-</text:span><text:span text:style-name="T2">тосу»), которая является настоящим ше</text:span><text:span text:style-name="T3">-</text:span><text:span text:style-name="T2">девром восточного искусства любви.</text:span></text:p>
            <text:p text:style-name="P76"/>
          </table:table-cell>
        </table:table-row>
        <table:table-row table:style-name="Table1.1">
          <table:table-cell table:style-name="Table1.A1" office:value-type="string">
            <text:p text:style-name="P3">7</text:p>
            <text:p text:style-name="P3"/>
            <text:p text:style-name="P24"><text:span text:style-name="T4"><text:s text:c="4"/></text:span><text:span text:style-name="T2">Девушка беспрекословно выполняет все пожелания мужчины, а он, приду</text:span><text:span text:style-name="T3">-</text:span><text:span text:style-name="T2">мывая новые позы, используя все воз</text:span><text:span text:style-name="T3">-</text:span><text:span text:style-name="T2">можности и резервы студии, включая мебель, аксессуары и секс-игрушки, полноценно творит, стараясь реализо</text:span><text:span text:style-name="T3">-</text:span><text:span text:style-name="T2">вать все свои тайные, пусть даже извра</text:span><text:span text:style-name="T3">-</text:span><text:span text:style-name="T2">щенные фантазии. При этом он может как придумывать позы сам, так и поль</text:span><text:span text:style-name="T3">-</text:span><text:span text:style-name="T2">зоваться Каталогом. </text:span></text:p>
            <text:p text:style-name="P27"><text:span text:style-name="T2">Игра продолжается ровно столько, сколько того пожелает джентльмен, но он может позволить себе кончить толь</text:span><text:span text:style-name="T3">-</text:span><text:span text:style-name="T2">ко после оргазма дамы.</text:span></text:p>
            <text:p text:style-name="P65"/>
          </table:table-cell>
          <table:table-cell table:style-name="Table1.A1" office:value-type="string">
            <text:p text:style-name="P5">8</text:p>
            <text:p text:style-name="P5"/>
            <text:p text:style-name="P22"><text:span text:style-name="T6">Позы 06 и 05. </text:span><text:span text:style-name="T2">Скрестив голени, де</text:span><text:span text:style-name="T3">-</text:span><text:span text:style-name="T2">вушка принимает «позу, подобную лото</text:span><text:span text:style-name="T3">-</text:span><text:span text:style-name="T2">су» и это не просто красивые слова. По</text:span><text:span text:style-name="T3">-</text:span><text:span text:style-name="T2">зиция № </text:span><text:span text:style-name="T6">6 </text:span><text:span text:style-name="T2">поистине великолепна и де</text:span><text:span text:style-name="T3">-</text:span><text:span text:style-name="T2">вушка невероятно соблазнительно вы</text:span><text:span text:style-name="T3">-</text:span><text:span text:style-name="T2">глядит в ней. Это положение имеет силь</text:span><text:span text:style-name="T3">-</text:span><text:span text:style-name="T2">нейшую энергетику. Стоя на корточках, мужчина вряд ли сможет долго продер</text:span><text:span text:style-name="T3">-</text:span><text:span text:style-name="T2">жаться, одновременно наслаждаясь столь изумительным зрелищем и крайне острыми ощущениями. Она рекомендует</text:span><text:span text:style-name="T3">-</text:span><text:span text:style-name="T2">ся, если партнеры решили закончить свой «пир». Если же нет, то, пропустив одно из бедер барышни у себя между ног, и перейдя на колени, джентльмен продолжает ублажать свою даму в не менее изумительной позиции № 5. </text:span></text:p>
            <text:p text:style-name="P21"><text:span text:style-name="T2">Располагаясь сверху над полностью растворившейся в ощущениях девушкой, в позиции № 5 мужчина имеет уникаль</text:span><text:span text:style-name="T3">-</text:span><text:span text:style-name="T2">ные возможности для «сексуального творчества».</text:span></text:p>
            <text:p text:style-name="P66"/>
          </table:table-cell>
          <table:table-cell table:style-name="Table1.A1" office:value-type="string">
            <text:p text:style-name="P3">9</text:p>
            <text:p text:style-name="P6"/>
            <text:p text:style-name="P28"><text:span text:style-name="T1"><text:s/></text:span><text:span text:style-name="T6">Позы 07 и 06. </text:span><text:span text:style-name="T2">Комбинацию этих поз можно смело назвать «секс-фейервер</text:span><text:span text:style-name="T3">-</text:span><text:span text:style-name="T2">ком», столь необычные, взрывные ощу</text:span><text:span text:style-name="T3">-</text:span><text:span text:style-name="T2">щения и эмоции дарит она обоим партне</text:span><text:span text:style-name="T3">-</text:span><text:span text:style-name="T2">рам. </text:span></text:p>
            <text:p text:style-name="P62"><text:span text:style-name="T2">В перевернутой позе № 7 кровь прили</text:span><text:span text:style-name="T3">-</text:span><text:span text:style-name="T2">вает к голове девушке, быстро уводя ее в другую реальность, а, в дополнение ко всему, головка мужского члена направле</text:span><text:span text:style-name="T3">-</text:span><text:span text:style-name="T2">на точно в сторону точки </text:span><text:span text:style-name="T6">G. </text:span><text:span text:style-name="T2">Лицам, не практикующим йогу, вряд ли стоит долго задерживаться в этом положении, а муж</text:span><text:span text:style-name="T3">-</text:span><text:span text:style-name="T2">чина должен делать все очень осторожно и внимательно, ведь не все девушки имеют достаточную гибкость. Медленно приседая на корточки и опуская на спину барышню со скрещенными ножками, мужчина переводит ее в позицию № </text:span><text:span text:style-name="T6">6 </text:span><text:span text:style-name="T2">(«позу, подобную лотосу») и, вслух вос</text:span><text:span text:style-name="T3">-</text:span><text:span text:style-name="T2">хищаясь ее красотой, продолжает зани</text:span><text:span text:style-name="T3">-</text:span><text:span text:style-name="T2">маться любовью. Обладая очень сильной энергетикой, эта позиция считается уни</text:span><text:span text:style-name="T3">-</text:span><text:span text:style-name="T2">кальной у знатоков восточного секса. </text:span>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3">10</text:p>
            <text:p text:style-name="P63"><text:s text:c="3"/></text:p>
            <text:p text:style-name="P29"><text:span text:style-name="T4"><text:s/></text:span><text:span text:style-name="T6">Позы 08 и 09. </text:span><text:span text:style-name="T2">Комбинация этих поз очень контрастна. В «медитативной» по</text:span><text:span text:style-name="T3">-</text:span><text:span text:style-name="T2">зиции № 8 партнеры полностью раство</text:span><text:span text:style-name="T3">-</text:span><text:span text:style-name="T2">ряются в чувствах, забывая обо всем, кроме своего единения. Чуть приподни</text:span><text:span text:style-name="T3">-</text:span><text:span text:style-name="T2">маясь на коленках, девушка подыгрыва</text:span><text:span text:style-name="T3">-</text:span><text:span text:style-name="T2">ет мужчине, сосредотачиваясь при этом исключительно на собственных ощуще</text:span><text:span text:style-name="T3">-</text:span><text:span text:style-name="T2">ниях. Никакой спешки или резких дви</text:span><text:span text:style-name="T3">-</text:span><text:span text:style-name="T2">жений, все плавно и неторопливо... Это может длиться очень долго, тем и огра</text:span><text:span text:style-name="T3">-</text:span><text:span text:style-name="T2">ничившись. Но стоит попробовать рез</text:span><text:span text:style-name="T3">-</text:span><text:span text:style-name="T2">кий контраст. </text:span></text:p>
            <text:p text:style-name="P30"><text:span text:style-name="T2">Внезапно и с силой приподняв девуш</text:span><text:span text:style-name="T3">-</text:span><text:span text:style-name="T2">ку (не разъединяясь с ней), мужчина ставит ее на колени. А затем агрессивно и яростно имеет в позиции № </text:span><text:span text:style-name="T6">9, </text:span><text:span text:style-name="T2">не скры</text:span><text:span text:style-name="T3">-</text:span><text:span text:style-name="T2">вая своих эмоций. При удачной игре ор</text:span><text:span text:style-name="T3">-</text:span><text:span text:style-name="T2">газм у обоих будет просто умопомрачи</text:span><text:span text:style-name="T3">-</text:span><text:span text:style-name="T2">тельным!</text:span></text:p>
            <text:p text:style-name="P65"/>
          </table:table-cell>
          <table:table-cell table:style-name="Table2.A1" office:value-type="string">
            <text:p text:style-name="P3">11</text:p>
            <text:p text:style-name="P3"/>
            <text:p text:style-name="P3"/>
            <text:p text:style-name="P1"><text:span text:style-name="T6">Позы 10 и 09. </text:span><text:span text:style-name="T2">Позиция № </text:span><text:span text:style-name="T6">10 </text:span><text:span text:style-name="T2">дает обоим партнерам удивительную воз</text:span><text:span text:style-name="T3">-</text:span><text:span text:style-name="T2">можность наслаждения «процессом». Каждый сосредотачивается исключи</text:span><text:span text:style-name="T3">-</text:span><text:span text:style-name="T2">тельно на своих ощущениях. Все может </text:span></text:p>
            <text:p text:style-name="P77">быть как очень грубо, так и нежно, </text:p>
            <text:p text:style-name="P35"><text:span text:style-name="T2">стоит попробовать разный эмоцио</text:span><text:span text:style-name="T3">-</text:span><text:span text:style-name="T2">нальный настрой. Лучше всего в этой позе наслаждаться самим действом, стараясь увлеченно подыгрывать парт</text:span><text:span text:style-name="T3">-</text:span><text:span text:style-name="T2">неру. В этом случае, «прислушиваясь» к «желаниям плоти», меняя угол, глубину, направление введения, интенсив</text:span><text:span text:style-name="T3">-</text:span><text:span text:style-name="T2">ность движений, наклон тела, можно </text:span></text:p>
            <text:p text:style-name="P67">устроить очень чувственную игру. Поза вполне самодостаточна, однако при </text:p>
            <text:p text:style-name="P36"><text:span text:style-name="T2">желании можно, сместившись вперед, полностью переползти на кровать, или закончить более агрессивно — в пози</text:span><text:span text:style-name="T3">-</text:span><text:span text:style-name="T2">ции № </text:span><text:span text:style-name="T6">9, </text:span><text:span text:style-name="T2">с рычанием, стонами и кри</text:span><text:span text:style-name="T3">-</text:span><text:span text:style-name="T2">ком.</text:span></text:p>
            <text:p text:style-name="P65"/>
          </table:table-cell>
          <table:table-cell table:style-name="Table2.A1" office:value-type="string">
            <text:p text:style-name="P3">12</text:p>
            <text:p text:style-name="P3"/>
            <text:p text:style-name="P37"><text:span text:style-name="T7"><text:s text:c="4"/></text:span><text:span text:style-name="T6">Позы 12 и 13. </text:span><text:span text:style-name="T2">Подняв губками член </text:span></text:p>
            <text:p text:style-name="P38"><text:span text:style-name="T2">мужчины, девушка садится на него в по</text:span><text:span text:style-name="T3">-</text:span><text:span text:style-name="T2">зицию №12 и наслаждается своим обла</text:span><text:span text:style-name="T3">-</text:span><text:span text:style-name="T2">данием. Меняя наклон туловища, раска</text:span><text:span text:style-name="T3">-</text:span><text:span text:style-name="T2">чиваясь и двигая тазом, она растворяется в остроте ощущений. Плотно сжав ноги, она может получить еще большее удо</text:span><text:span text:style-name="T3">-</text:span><text:span text:style-name="T2">вольствие, а при желании дополнить действо, лаская рукой свой клитор. Муж</text:span><text:span text:style-name="T3">-</text:span><text:span text:style-name="T2">чина лишь помогает девушке, стараясь не отвлекать ее. </text:span></text:p>
            <text:p text:style-name="P68">Затем они плавно переходят в позицию </text:p>
            <text:p text:style-name="P38"><text:span text:style-name="T6">№13, </text:span><text:span text:style-name="T2">в которой активная роль опять при</text:span><text:span text:style-name="T3">-</text:span><text:span text:style-name="T2">надлежит барышне. Мужчина может уси</text:span><text:span text:style-name="T3">-</text:span><text:span text:style-name="T2">лить остроту ее ощущений, дополнитель</text:span><text:span text:style-name="T3">-</text:span><text:span text:style-name="T2">но используя анальные бусы. Вводя и вы</text:span><text:span text:style-name="T3">-</text:span><text:span text:style-name="T2">водя шарики в такт покачиваниям барыш</text:span><text:span text:style-name="T3">-</text:span><text:span text:style-name="T2">ни, он должен резким движением выдер</text:span><text:span text:style-name="T3">-</text:span><text:span text:style-name="T2">нуть игрушку из попочки во время ее ор</text:span><text:span text:style-name="T3">-</text:span><text:span text:style-name="T2">газма. Взрыв невероятных эмоций девуш</text:span><text:span text:style-name="T3">-</text:span><text:span text:style-name="T2">ки в пиковый момент гарантирован.</text:span></text:p>
            <text:p text:style-name="P64"/>
          </table:table-cell>
        </table:table-row>
        <table:table-row table:style-name="Table2.1">
          <table:table-cell table:style-name="Table2.A1" office:value-type="string">
            <text:p text:style-name="P3">13</text:p>
            <text:p text:style-name="P39"><text:span text:style-name="T6">Позы 14 и13. </text:span><text:span text:style-name="T2">При условии что девушка не очень тяжелая, в позиции №14 она может подарить как себе, так и мужчине очень необычные и яркие эмоции. </text:span></text:p>
            <text:p text:style-name="P40"><text:span text:style-name="T2">Если на ужин не запланирована яични</text:span><text:span text:style-name="T3">-</text:span><text:span text:style-name="T2">ца, то слишком активно барышне прыгать в этом положении не рекомендуется. На</text:span><text:span text:style-name="T3">-</text:span><text:span text:style-name="T2">клоняясь вперед и назад, покачиваясь и слегка ерзая, она и без этого получит массу приятных ощущений. </text:span></text:p>
            <text:p text:style-name="P62"><text:span text:style-name="T2">Особенно долго задерживаться в такой позе не совсем комфортно, поэтому, вы</text:span><text:span text:style-name="T3">-</text:span><text:span text:style-name="T2">тянув ноги мужчины через стороны перед собой и отклонившись вперед, барышня может продолжить наслаждаться сексом в позиции </text:span><text:span text:style-name="T6">№13. </text:span><text:span text:style-name="T2">Нежно лаская ее попочку и нашептывая комплименты, мужчина имеет прекрасную возможность доста</text:span><text:span text:style-name="T3">-</text:span><text:span text:style-name="T2">вить своей даме дополнительное удоволь</text:span><text:span text:style-name="T3">-</text:span><text:span text:style-name="T2">ствие</text:span></text:p>
          </table:table-cell>
          <table:table-cell table:style-name="Table2.A1" office:value-type="string">
            <text:p text:style-name="P3">14</text:p>
            <text:p text:style-name="P78"/>
            <text:p text:style-name="P30"><text:span text:style-name="T6">Позы 15 и 16. </text:span><text:span text:style-name="T2">Начав с классической «миссионерской» позиции, мужчина затем встает на колени, приподнимая де</text:span><text:span text:style-name="T3">-</text:span><text:span text:style-name="T2">вушку за бедра и переходя в положение </text:span><text:span text:style-name="T6">№15. </text:span><text:span text:style-name="T2">Барышня полностью расслабляет</text:span><text:span text:style-name="T3">-</text:span><text:span text:style-name="T2">ся в его руках, а он, раскачивая и вращая ее тазом, доставляет обоим необычные ощущения движениями члена во влага</text:span><text:span text:style-name="T3">-</text:span><text:span text:style-name="T2">лище. </text:span></text:p>
            <text:p text:style-name="Standard"><text:span text:style-name="T2">Затем, переходя в позу </text:span><text:span text:style-name="T6">№16, </text:span><text:span text:style-name="T2">он под</text:span><text:span text:style-name="T3">-</text:span><text:span text:style-name="T2">кладывает под попу девушке подушку и, поджав ее согнутые в коленках ножки, одновременно упирает ступни в свою грудь. Придерживая друг друга руками, они наслаждаются своим единением в этой изумительной позе. Согласно вос</text:span><text:span text:style-name="T3">-</text:span><text:span text:style-name="T2">точным учениям, в этом положении де</text:span><text:span text:style-name="T3">-</text:span><text:span text:style-name="T2">вушка всецело отдается во власть мужс</text:span><text:span text:style-name="T3">-</text:span><text:span text:style-name="T2">кой силы, прижимая ступни к его сердеч</text:span><text:span text:style-name="T3">-</text:span><text:span text:style-name="T2">ной чакре</text:span></text:p>
          </table:table-cell>
          <table:table-cell table:style-name="Table2.A1" office:value-type="string">
            <text:p text:style-name="P4">15</text:p>
            <text:p text:style-name="P4"/>
            <text:p text:style-name="P2"><text:span text:style-name="T6">Позы 16 и 15. </text:span><text:span text:style-name="T2">Приподняв подушкой таз девушки и лежа на локтях, мужчина нежно ласкает ее между ног языком. До</text:span><text:span text:style-name="T3">-</text:span><text:span text:style-name="T2">ведя барышню до предельного возбуж</text:span><text:span text:style-name="T3">-</text:span><text:span text:style-name="T2">дения оральным сексом, он поджимает к груди ее ножки и соединяется в позиции </text:span><text:span text:style-name="T6">№ 16. </text:span><text:span text:style-name="T2">Меняя глубину, интенсивность и частоту толчков он вдохновенно наслаж</text:span><text:span text:style-name="T3">-</text:span><text:span text:style-name="T2">дается сам и дарит блаженство даме. Эта поза абсолютно самодостаточна, позво</text:span><text:span text:style-name="T3">-</text:span><text:span text:style-name="T2">ляя обоим партнерам шаг за шагом пог</text:span><text:span text:style-name="T3">-</text:span><text:span text:style-name="T2">ружаться в нирвану, но если им захо</text:span><text:span text:style-name="T3">-</text:span><text:span text:style-name="T2">чется разнообразия, то лучшим вариан</text:span><text:span text:style-name="T3">-</text:span><text:span text:style-name="T2">том будет плавный переход в положе</text:span><text:span text:style-name="T3">-</text:span><text:span text:style-name="T2">ние № </text:span><text:span text:style-name="T6">15. </text:span><text:span text:style-name="T2">Полностью отдаваясь своим ощущениям, барышня расслабляется в руках мужчины, а он, держа девушку за бедра, раскачивает и вращает ее тазом, наслаждаясь необычными движениями члена во влагалище</text:span></text:p>
          </table:table-cell>
        </table:table-row>
        <table:table-row table:style-name="Table2.1">
          <table:table-cell table:style-name="Table2.A1" office:value-type="string">
            <text:p text:style-name="P3">16</text:p>
            <text:p text:style-name="P3"/>
            <text:p text:style-name="P41"><text:span text:style-name="T6">Позы 17 и 18. </text:span><text:span text:style-name="T2">Собравшись заниматься любовью на стуле, прежде всего следует убедиться в его достаточной прочности, отнесясь к этому серьезно. </text:span></text:p>
            <text:p text:style-name="P42"><text:span text:style-name="T2">Сев на мужчину в позиции №17, девуш</text:span><text:span text:style-name="T3">-</text:span><text:span text:style-name="T2">ка, наслаждаясь, играет активную роль. Ерзая, вращая тазом, привставая, откиды</text:span><text:span text:style-name="T3">-</text:span><text:span text:style-name="T2">ваясь и прижимаясь к партнеру, она имеет возможность самым различным образом менять ощущения двигающегося внутри влагалища члена. Роль мужчины сводится лишь к тому, чтобы не кончить раньше времени и поддерживать свою даму. Об</text:span><text:span text:style-name="T3">-</text:span><text:span text:style-name="T2">хватывая ее за ягодицы, он помогает ба</text:span><text:span text:style-name="T3">-</text:span><text:span text:style-name="T2">рышне, усиливая амплитуду и интенсив</text:span><text:span text:style-name="T3">-</text:span><text:span text:style-name="T2">ность движений. </text:span></text:p>
            <text:p text:style-name="P42"><text:span text:style-name="T2">Если девушка устанет, то, поддерживая ее снизу за ягодицы и не выводя члена, мужчина может перенести действо на обе</text:span><text:span text:style-name="T3">-</text:span><text:span text:style-name="T2">денный стол, продолжив его в позе №18, Теперь активная роль полностью перехо</text:span><text:span text:style-name="T3">-</text:span><text:span text:style-name="T2">дит к джентльмену.</text:span></text:p>
            <text:p text:style-name="P65"/>
          </table:table-cell>
          <table:table-cell table:style-name="Table2.A1" office:value-type="string">
            <text:p text:style-name="P5">17</text:p>
            <text:p text:style-name="P5"/>
            <text:p text:style-name="P45"><text:span text:style-name="T2">Сначала барышня, а потом мужчина выбирают из Каталога наиболее понра</text:span><text:span text:style-name="T3">-</text:span><text:span text:style-name="T2">вившуюся каждому позицию. Эти положения обязательно должны быть разными. Начав заниматься сексом в понравившейся девушке позе, пара постепенно переходит ко второй из них, выбранной джентльменом. Заканчивают они, вновь вернувшись к первоначально</text:span><text:span text:style-name="T3">-</text:span><text:span text:style-name="T2">му положению, облюбованному барыш</text:span><text:span text:style-name="T3">-</text:span><text:span text:style-name="T2">ней, или к иному, если ей очень захочет</text:span><text:span text:style-name="T3">-</text:span><text:span text:style-name="T2">ся разнообразия. При этом девушка может вносить в действо любые коррек</text:span><text:span text:style-name="T3">-</text:span><text:span text:style-name="T2">тивы, обязательные к исполнению джентльменом, а он имеет право кончать исключительно с ее позволения. </text:span></text:p>
            <text:p text:style-name="P66">Решение о переходе к следующему фанту принимает девушка</text:p>
          </table:table-cell>
          <table:table-cell table:style-name="Table2.A1" office:value-type="string">
            <text:p text:style-name="P3">18</text:p>
            <text:p text:style-name="P6"/>
            <text:p text:style-name="P49"><text:span text:style-name="T6">Позы 18 и 17. </text:span><text:span text:style-name="T2">Постелив на стол что-ни</text:span><text:span text:style-name="T3">-</text:span><text:span text:style-name="T2">будь мягкое, вы превращаете его в вели</text:span><text:span text:style-name="T3">-</text:span><text:span text:style-name="T2">колепное ложе любви, как это показано на рисунке </text:span><text:span text:style-name="T6">№18. </text:span><text:span text:style-name="T2">При этом барышня может закинуть джентльмену одну ногу на плечо, а он имеет прекрасную возмож</text:span><text:span text:style-name="T3">-</text:span><text:span text:style-name="T2">ность для самых различных любовных утех. Вращая внутри влагалища членом, меняя направление и глубину толчков, мужчина может удивительным образом играть ощущениями обоих. Одновременно с толчками он может каждый раз притяги</text:span><text:span text:style-name="T3">-</text:span><text:span text:style-name="T2">вать к себе барышню, что усиливает удо</text:span><text:span text:style-name="T3">-</text:span><text:span text:style-name="T2">вольствие. Полная свобода его рук — ши</text:span><text:span text:style-name="T3">-</text:span><text:span text:style-name="T2">карная возможность для изощренных ласк и, наслаждаясь телом девушки, джентльмен осыпает ее комплиментами. Эта поза позволяет заниматься сексом сколь угодно долго, но если возникнет же</text:span><text:span text:style-name="T3">-</text:span><text:span text:style-name="T2">лание разнообразить действо, то, не выхо</text:span><text:span text:style-name="T3">-</text:span><text:span text:style-name="T2">дя из барышни, мужчина может перенести ее на стул в положение № </text:span><text:span text:style-name="T6">17 </text:span><text:span text:style-name="T2">и уступить активную роль.</text:span></text:p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3">19</text:p>
            <text:p text:style-name="P63"><text:s text:c="3"/></text:p>
            <text:p text:style-name="P69"/>
            <text:p text:style-name="P17"><text:span text:style-name="T6">Позы 19 и 20. </text:span><text:span text:style-name="T2">Восточные тайны сексу</text:span><text:span text:style-name="T3">-</text:span><text:span text:style-name="T2">альной энергетики способны творить чудеса с эмоциями и ощущениями слив</text:span><text:span text:style-name="T3">-</text:span><text:span text:style-name="T2">шейся в экстазе пары. Позиция </text:span><text:span text:style-name="T6">№19 </text:span><text:span text:style-name="T2">дает прекрасную возможность попробовать это. Растворившись в ощущении едине</text:span><text:span text:style-name="T3">-</text:span><text:span text:style-name="T2">ния и взаимного обладания, партнеры держат ступни друг друга, делая при этом чувственные и неспешные встречные движения. Дойдя до вершины экстаза, они сливаются в обьятии позы № </text:span><text:span text:style-name="T6">20, </text:span><text:span text:style-name="T2">продолжая волнообразные пульсации любви, с каждым мгновением приближа</text:span><text:span text:style-name="T3">-</text:span><text:span text:style-name="T2">ющие их к обоюдному оргазму. На мгно</text:span><text:span text:style-name="T3">-</text:span><text:span text:style-name="T2">вение замирая и целуясь, они вновь продолжают движение, упиваясь своими ощущениями и чувствами.</text:span></text:p>
            <text:p text:style-name="P65"/>
          </table:table-cell>
          <table:table-cell table:style-name="Table3.A1" office:value-type="string">
            <text:p text:style-name="P3">20</text:p>
            <text:p text:style-name="P3"/>
            <text:p text:style-name="P50"><text:span text:style-name="T6">Поза 20. </text:span><text:span text:style-name="T2">Занятие любовью в позиции </text:span><text:span text:style-name="T6">№ 20 </text:span><text:span text:style-name="T2">не правильно называть просто сек</text:span><text:span text:style-name="T3">-</text:span><text:span text:style-name="T2">сом. Это нечто существенно большее, называемое в Тантре позой «Яб-Юм». При неспешности и правильном взаим</text:span><text:span text:style-name="T3">-</text:span><text:span text:style-name="T2">ном настрое в этом положении можно действительно погрузиться в нирвану, полностью отрешившись от всего мирс</text:span><text:span text:style-name="T3">-</text:span><text:span text:style-name="T2">кого и почувствовав себя единым в сли</text:span><text:span text:style-name="T3">-</text:span><text:span text:style-name="T2">янии тел. Основная роль здесь играется женщиной, которая, сидя на члене, лег</text:span><text:span text:style-name="T3">-</text:span><text:span text:style-name="T2">кими волнообразными покачиваниями бедер и таза постепенно доводит себя и мужчину до состояния сексуального эк</text:span><text:span text:style-name="T3">-</text:span><text:span text:style-name="T2">стаза. Придерживая барышню за талию и ягодицы, мужчина лишь слегка помо</text:span><text:span text:style-name="T3">-</text:span><text:span text:style-name="T2">гает ей делать любовные движения, словно подыгрывая в этом восхититель</text:span><text:span text:style-name="T3">-</text:span><text:span text:style-name="T2">ном ритуале, а его ласковый шепот сладким гипнозом растворяет сознание девушки.</text:span></text:p>
            <text:p text:style-name="P65"/>
          </table:table-cell>
          <table:table-cell table:style-name="Table3.A1" office:value-type="string">
            <text:p text:style-name="P3">21</text:p>
            <text:p text:style-name="P3"/>
            <text:p text:style-name="P31"><text:span text:style-name="T7"><text:s text:c="4"/></text:span><text:span text:style-name="T2">Позы 20 и 21. Начав с классической тантрической позы № 20, называемой «Яб-Юм», пара постепенно доводит друг друга до состояния сексуально экстаза. Сидя в тесном объятии, мужчина и жен</text:span><text:span text:style-name="T3">-</text:span><text:span text:style-name="T2">щина делают встречные волнообразные движения навстречу друг другу, словно творят священный ритуал. Настроив</text:span><text:span text:style-name="T3">-</text:span><text:span text:style-name="T2">шись на партнера, каждый забывает обо всем ином, кроме этих чувств и ощуще</text:span><text:span text:style-name="T3">-</text:span><text:span text:style-name="T2">ний, блаженствуя в слиянии и искренне отдаваясь любви. </text:span></text:p>
            <text:p text:style-name="Standard"><text:span text:style-name="T2">Затем мужчина опускается на спину и полностью отдается женщине, которая, чувствуя себя богиней, наслаждается своим обладанием в позиции № 21. По</text:span><text:span text:style-name="T3">-</text:span><text:span text:style-name="T2">ложив руку посередине груди мужчины, она тем самым накрывает его сердечную чакру, усиливая тем самым чувство вос</text:span><text:span text:style-name="T3">-</text:span><text:span text:style-name="T2">хитительного единения</text:span></text:p>
          </table:table-cell>
        </table:table-row>
        <table:table-row table:style-name="Table3.1">
          <table:table-cell table:style-name="Table3.A1" office:value-type="string">
            <text:p text:style-name="P3">22</text:p>
            <text:p text:style-name="P3"/>
            <text:p text:style-name="P32"><text:span text:style-name="T2">Позы 21 и 22. Комбинация этих пози</text:span><text:span text:style-name="T3">-</text:span><text:span text:style-name="T2">ций — прекрасная возможность для де</text:span><text:span text:style-name="T3">-</text:span><text:span text:style-name="T2">вушки почувствовать себя абсолютной хозяйкой положения. </text:span></text:p>
            <text:p text:style-name="P30"><text:span text:style-name="T2">Лежа на спине в позе № 21, мужчина полностью подчиняется своей госпоже и повелительнице, лишь помогая и подыг</text:span><text:span text:style-name="T3">-</text:span><text:span text:style-name="T2">рывая, а шепот его комплиментов являет</text:span><text:span text:style-name="T3">-</text:span><text:span text:style-name="T2">ся лучшей музыкой для нее. Вставая на колени, садясь на корточки, отклоняясь назад и ложась вперед, поворачиваясь в стороны и крутясь, барышня может как угодно разнообразить угол введения члена во влагалище, меняя тем самым ос</text:span><text:span text:style-name="T3">-</text:span><text:span text:style-name="T2">троту ощущений и глубину погружения. Придерживая девушку за ягодицы и бедра, мужчина искренне прислуживает ей, помогая двигаться, привставать и рас</text:span><text:span text:style-name="T3">-</text:span><text:span text:style-name="T2">качиваться в экстатическом танце жрицы любви. Когда она откидывается назад, в позу № </text:span><text:span text:style-name="T6">22, </text:span><text:span text:style-name="T2">он нежно ласкает лобок и кли</text:span><text:span text:style-name="T3">-</text:span><text:span text:style-name="T2">тор, все выше и выше поднимая девушку на волнах умопомрачительного блаженс</text:span><text:span text:style-name="T3">-</text:span><text:span text:style-name="T2">тва.</text:span></text:p>
            <text:p text:style-name="P65"/>
          </table:table-cell>
          <table:table-cell table:style-name="Table3.A1" office:value-type="string">
            <text:p text:style-name="P3">23</text:p>
            <text:p text:style-name="P78"/>
            <text:p text:style-name="P18"><text:span text:style-name="T2">Позы 23 и 24. Сочетание этих двух не</text:span><text:span text:style-name="T3">-</text:span><text:span text:style-name="T2">обычных поз предоставляет девушке возможность для настоящего сексуаль</text:span><text:span text:style-name="T3">-</text:span><text:span text:style-name="T2">ного творчества. </text:span></text:p>
            <text:p text:style-name="P16"><text:span text:style-name="T2">Доведя губками член мужчины до предельной эрекции, она с наслажде</text:span><text:span text:style-name="T3">-</text:span><text:span text:style-name="T2">нием насаживается на него в позицию № 23. Располагаясь сверху под углом и придерживаясь за ноги джентльмена, барышня имеет прекрасную возмож</text:span><text:span text:style-name="T3">-</text:span><text:span text:style-name="T2">ность чувствовать себя настоящей ама</text:span><text:span text:style-name="T3">-</text:span><text:span text:style-name="T2">зонкой, оседлавшей «горячего жеребца». Меняя интенсивность движений и угол наклона тела, она тонко дирижирует ощущениями обоих. Окончательно под</text:span><text:span text:style-name="T3">-</text:span><text:span text:style-name="T2">чинить себе мужчину наездница может в позиции № 24, когда он полностью нахо</text:span><text:span text:style-name="T3">-</text:span><text:span text:style-name="T2">дится в ее безраздельной власти. При помощи мужчины она меняет позы, не разъединяясь с ним. Кончив или обесси</text:span><text:span text:style-name="T3">-</text:span><text:span text:style-name="T2">лив, девушка может плавно опуститься на спину, уступив активную роль джент</text:span><text:span text:style-name="T3">-</text:span><text:span text:style-name="T2">льмену.</text:span></text:p>
            <text:p text:style-name="P64"/>
          </table:table-cell>
          <table:table-cell table:style-name="Table3.A1" office:value-type="string">
            <text:p text:style-name="P4">24</text:p>
            <text:p text:style-name="P4"/>
            <text:p text:style-name="P53"><text:span text:style-name="T2">Позы 25 и 23. Предоставив девушке возможность властвовать в этих двух по</text:span><text:span text:style-name="T3">-</text:span><text:span text:style-name="T2">зициях, мужчина сам будет упиваться на</text:span><text:span text:style-name="T3">-</text:span><text:span text:style-name="T2">слаждением, восторгаясь силой ее эмоций. </text:span></text:p>
            <text:p text:style-name="P54"><text:span text:style-name="T2">Сев сверху лицом к нему, она, не разъединяясь, осторожно вытягивает ноги, ложась в позицию № 25. Не смот</text:span><text:span text:style-name="T3">-</text:span><text:span text:style-name="T2">ря на небольшую глубину проникнове</text:span><text:span text:style-name="T3">-</text:span><text:span text:style-name="T2">ния, это положение позволяет ощущать сильнейшее давление члена в области клитора и входа во влагалище, даря ис</text:span><text:span text:style-name="T3">-</text:span><text:span text:style-name="T2">тинное наслаждение обоим партнерам, а особенно барышне. Чуть выгибаясь, она плотно прижимает лобки, предотвращая выскальзывание члена из влагалища. Еще сильнее притягивая девушку за яго</text:span><text:span text:style-name="T3">-</text:span><text:span text:style-name="T2">дицы, мужчина помогает ей тереться клитором об основание члена. Резкие движения в этой позе не нужны, чрезвы</text:span><text:span text:style-name="T3">-</text:span><text:span text:style-name="T2">чайно приятно само ощущение слияния. </text:span></text:p>
            <text:p text:style-name="P54"><text:span text:style-name="T2">Если девушка пожелает большей ак</text:span><text:span text:style-name="T3">-</text:span><text:span text:style-name="T2">тивности, то переход в позицию № 23 будет наилучшим вариантом дальней</text:span><text:span text:style-name="T3">-</text:span><text:span text:style-name="T2">шего развития событий.</text:span></text:p>
          </table:table-cell>
        </table:table-row>
        <table:table-row table:style-name="Table3.1">
          <table:table-cell table:style-name="Table3.A1" office:value-type="string">
            <text:p text:style-name="P3">25</text:p>
            <text:p text:style-name="P3"/>
            <text:p text:style-name="P54"><text:span text:style-name="T2">Поза 26. На первый взгляд слегка ак</text:span><text:span text:style-name="T3">-</text:span><text:span text:style-name="T2">робатическая поза № 26 вполне реалис</text:span><text:span text:style-name="T3">-</text:span><text:span text:style-name="T2">тична. Она из тех, которые вносят новые эмоции в «постельное однообразие жизни». Дополнительное растяжение паховых мышц у мужчины наряду с </text:span></text:p>
            <text:p text:style-name="P7"><text:span text:style-name="T2">сильным прогибом спины и повышенным давлением на верхнюю часть голо</text:span><text:span text:style-name="T3">-</text:span><text:span text:style-name="T2">вки создают у него очень необычные и приятные ощущения. В это положение </text:span></text:p>
            <text:p text:style-name="P70">очень хорошо переходить из позиции «69 женщина снизу» после того, как оба партнера уже достаточно сильно разогреты и просто жаждут соединиться. </text:p>
            <text:p text:style-name="P56"><text:span text:style-name="T2">Для большей устойчивости и комфорт</text:span><text:span text:style-name="T3">-</text:span><text:span text:style-name="T2">ности позы девушке стоит упереться го</text:span><text:span text:style-name="T3">-</text:span><text:span text:style-name="T2">ловой в спинку кровати, а под ягодицы ей можно дополнительно подложить подушку или валик.</text:span></text:p>
            <text:p text:style-name="P65"/>
          </table:table-cell>
          <table:table-cell table:style-name="Table3.A1" office:value-type="string">
            <text:p text:style-name="P5">26</text:p>
            <text:p text:style-name="P5"/>
            <text:p text:style-name="P30"><text:span text:style-name="T2">Стоит попробовать позицию «69» в со</text:span><text:span text:style-name="T3">-</text:span><text:span text:style-name="T2">четании с позами 26 и 27. Такой «сексу</text:span><text:span text:style-name="T3">-</text:span><text:span text:style-name="T2">альный марафон» подарит паре крайне яркие эмоции. </text:span></text:p>
            <text:p text:style-name="P30"><text:span text:style-name="T2">Не спеша разогревшись в положении «69 женщина снизу», пара осторожно пе</text:span><text:span text:style-name="T3">-</text:span><text:span text:style-name="T2">реходит в позу № 26, подложив при этом подушку под ягодицы девушки. Трение основания члена о клитор в сочетании давлением яичек на лобок настолько при</text:span><text:span text:style-name="T3">-</text:span><text:span text:style-name="T2">ятно, что барышне сложно будет сдержи</text:span><text:span text:style-name="T3">-</text:span><text:span text:style-name="T2">вать стоны удовольствия. Мужчина же при этом наслаждается ощущением не</text:span><text:span text:style-name="T3">-</text:span><text:span text:style-name="T2">обычного растяжения в паху и повышен</text:span><text:span text:style-name="T3">-</text:span><text:span text:style-name="T2">ным трением головки члена о заднюю стенку влагалища. </text:span></text:p>
            <text:p text:style-name="P57"><text:span text:style-name="T2">Стараясь не кончить раньше времени, пара меняет положение на не менее при</text:span><text:span text:style-name="T3">-</text:span><text:span text:style-name="T2">ятную позу № 27, активная роль в которой теперь принадлежит к девушке. При этом можно перейти к анальному сексу, но в любом случае главное достоинство этой позы в ее чрезвычайной чувственности.</text:span></text:p>
          </table:table-cell>
          <table:table-cell table:style-name="Table3.A1" office:value-type="string">
            <text:p text:style-name="P3">27 </text:p>
            <text:p text:style-name="P3"/>
            <text:p text:style-name="P62"><text:span text:style-name="T2">Мужчина относит девушку в кресло или на стул и занимается с ней любовью таким образом и в таких позах, которые ему са</text:span><text:span text:style-name="T3">-</text:span><text:span text:style-name="T2">мому больше всего нравятся. Разнообразя технику секса, меняя положение тел, ин</text:span><text:span text:style-name="T3">-</text:span><text:span text:style-name="T2">тенсивность, силу и глубину любовных толчков, он искренне наслаждается дейс</text:span><text:span text:style-name="T3">-</text:span><text:span text:style-name="T2">твом. Прислушиваясь к просьбам и поже</text:span><text:span text:style-name="T3">-</text:span><text:span text:style-name="T2">ланиям барышни, он старается доставить ей максимальное удовольствие и не конча</text:span><text:span text:style-name="T3">-</text:span><text:span text:style-name="T2">ет без разрешения. </text:span></text:p>
            <text:p text:style-name="P71">Решение о переходе к следующему фанту принимает девушка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3">28</text:p>
            <text:p text:style-name="P63"><text:s text:c="3"/></text:p>
            <text:p text:style-name="P69"/>
            <text:p text:style-name="P43"><text:span text:style-name="T2">Позы 27 и 26. Сочетание таких различ</text:span><text:span text:style-name="T3">-</text:span><text:span text:style-name="T2">ных позиций выбрано не случайно. Именно контрастность ощущений и дает в итоге удивительный букет эмоций. </text:span></text:p>
            <text:p text:style-name="P17"><text:span text:style-name="T2">Прелесть позы № 27 заключается в ее чувственности. Каждый из партнеров полностью концентрируется на собствен</text:span><text:span text:style-name="T3">-</text:span><text:span text:style-name="T2">ных эмоциях, воспринимая другого лишь как «ассистента своих наслаждений». Твердо опираясь руками и стопами, де</text:span><text:span text:style-name="T3">-</text:span><text:span text:style-name="T2">вушка играет активную роль, полностью растворяясь в ощущениях своего влага</text:span><text:span text:style-name="T3">-</text:span><text:span text:style-name="T2">лища. Со своей стороны мужчина помо</text:span><text:span text:style-name="T3">-</text:span><text:span text:style-name="T2">гает ей, наслаждаясь изумительным видом партнерши и самозабвенно вку</text:span><text:span text:style-name="T3">-</text:span><text:span text:style-name="T2">шая собственные удовольствия. Обоим должно быть удобно, а как только хоть один устанет, действо тут же переводит</text:span><text:span text:style-name="T3">-</text:span><text:span text:style-name="T2">ся в позицию № 26. Ощущения при этом совсем иные и этот контраст чувствуется мгновенно. Словно гурманы, партнеры продолжают блаженствовать дальше, упиваясь своим сладострастием.</text:span></text:p>
            <text:p text:style-name="P65"/>
          </table:table-cell>
          <table:table-cell table:style-name="Table4.A1" office:value-type="string">
            <text:p text:style-name="P3">29</text:p>
            <text:p text:style-name="P3"/>
            <text:p text:style-name="P16"><text:span text:style-name="T2">Позы 28 и 29. Прочный стул может по</text:span><text:span text:style-name="T3">-</text:span><text:span text:style-name="T2">дарить массу удовольствий, настолько удобные и чувственные позы он позволя</text:span><text:span text:style-name="T3">-</text:span><text:span text:style-name="T2">ет использовать для бурной любви. </text:span></text:p>
            <text:p text:style-name="P16"><text:span text:style-name="T2">Сделав сидящей на стуле девушке куннилингус, мужчина подсаживается к ней, заняв положение № 28, которое чрезвычайно хорошо своей чувственнос</text:span><text:span text:style-name="T3">-</text:span><text:span text:style-name="T2">тью. В нем можно быть как нежным, так и агрессивным, но интереснее всего резко менять темп и интенсивность дви</text:span><text:span text:style-name="T3">-</text:span><text:span text:style-name="T2">жений. Мужчина здесь — солист, а ба</text:span><text:span text:style-name="T3">-</text:span><text:span text:style-name="T2">рышня лишь вкушает наслаждение, пол</text:span><text:span text:style-name="T3">-</text:span><text:span text:style-name="T2">ностью растворяясь в ощущениях. Пе</text:span><text:span text:style-name="T3">-</text:span><text:span text:style-name="T2">рейдя в позицию № 29, они меняются ро</text:span><text:span text:style-name="T3">-</text:span><text:span text:style-name="T2">лями, и теперь девушка жадно обладает, а джентльмен покорно отдается ей. Меняя угол наклона туловища, покачи</text:span><text:span text:style-name="T3">-</text:span><text:span text:style-name="T2">ваясь, вращая тазом и ерзая, барышня имеет прекрасную возможность достав</text:span><text:span text:style-name="T3">-</text:span><text:span text:style-name="T2">лять себе удовольствие. При такой заме</text:span><text:span text:style-name="T3">-</text:span><text:span text:style-name="T2">не поз можно перейти к анальному сек</text:span><text:span text:style-name="T3">-</text:span><text:span text:style-name="T2">су, но в любом случае роли остаются прежними.</text:span></text:p>
            <text:p text:style-name="P65"/>
          </table:table-cell>
          <table:table-cell table:style-name="Table4.A1" office:value-type="string">
            <text:p text:style-name="P3">30</text:p>
            <text:p text:style-name="P3"/>
            <text:p text:style-name="P25"><text:span text:style-name="T6">Поза 29. </text:span><text:span text:style-name="T2">Эта поза очень чувственна, а практиковать ее можно как на стуле, так и в кресле. Активная роль принадлежит де</text:span><text:span text:style-name="T3">-</text:span><text:span text:style-name="T2">вушке, которая, увлеченно обладая муж</text:span><text:span text:style-name="T3">-</text:span><text:span text:style-name="T2">чиной, наслаждается сначала вагиналь</text:span><text:span text:style-name="T3">-</text:span><text:span text:style-name="T2">ным, а затем — анальным сексом. Мужчи</text:span><text:span text:style-name="T3">-</text:span><text:span text:style-name="T2">на лишь ассистирует: поддерживает, при</text:span><text:span text:style-name="T3">-</text:span><text:span text:style-name="T2">поднимает и ласкает. Все подчинено удо</text:span><text:span text:style-name="T3">-</text:span><text:span text:style-name="T2">вольствиям дамы, и джентльмен не имеет права кончать без ее позволения. </text:span></text:p>
            <text:p text:style-name="Standard"><text:span text:style-name="T2">Добившись с помощью губок макси</text:span><text:span text:style-name="T3">-</text:span><text:span text:style-name="T2">мальной эрекции члена, девушка насажи</text:span><text:span text:style-name="T3">-</text:span><text:span text:style-name="T2">вается на него влагалищем и начинает действо. Меняя наклон туловища, раска</text:span><text:span text:style-name="T3">-</text:span><text:span text:style-name="T2">чиваясь, приподнимаясь и приседая, она играет своими ощущениями и эмоциями. Затем, привстав, дает возможность муж</text:span><text:span text:style-name="T3">-</text:span><text:span text:style-name="T2">чине обильно смазать свою попочку и те</text:span><text:span text:style-name="T3">-</text:span><text:span text:style-name="T2">перь уже анусом насаживается сверху. Вращая тазом и ерзая, барышня теперь вкушает другое наслаждение, а мужчина, лаская рукой клитор, доводит ее до пол</text:span><text:span text:style-name="T3">-</text:span><text:span text:style-name="T2">нейшего экстаза</text:span></text:p>
          </table:table-cell>
        </table:table-row>
        <table:table-row table:style-name="Table4.1">
          <table:table-cell table:style-name="Table4.A1" office:value-type="string">
            <text:p text:style-name="P3">31</text:p>
            <text:p text:style-name="P3"/>
            <text:p text:style-name="P14"><text:span text:style-name="T6">Позы 30 и 31. </text:span><text:span text:style-name="T2">Трюмо или письменный стол — идеальная мебель для любви, осо</text:span><text:span text:style-name="T3">-</text:span><text:span text:style-name="T2">бенно если рядом правильно поставить пару стульев. Подложив под ягодицы де</text:span><text:span text:style-name="T3">-</text:span><text:span text:style-name="T2">вушки что-нибудь мягкое, можно занять</text:span><text:span text:style-name="T3">-</text:span><text:span text:style-name="T2">ся с ней изумительным своими ощуще</text:span><text:span text:style-name="T3">-</text:span><text:span text:style-name="T2">ниями сексом в позиции № </text:span><text:span text:style-name="T6">30. </text:span></text:p>
            <text:p text:style-name="P11"><text:span text:style-name="T2">В отличие от ряда других поз, свобода рук и стоячее положение позволяют мужчине очень многое. Меняя направ</text:span><text:span text:style-name="T3">-</text:span><text:span text:style-name="T2">ление толчков, их глубину и интенсив</text:span><text:span text:style-name="T3">-</text:span><text:span text:style-name="T2">ность, отклоняя и прижимая девушку, отводя и притягивая ее к себе, он имеет прекрасную возможность творить на</text:span><text:span text:style-name="T3">-</text:span><text:span text:style-name="T2">стоящую «симфонию любви». Можно очень долго и чувственно заниматься сексом в этой позе, но если жесткая опора станет девушке некомфортной, то, не, разъединяясь и подняв ее снизу за ягодицы, мужчина переносит барышню на край кровати в позицию № </text:span><text:span text:style-name="T6">31, </text:span><text:span text:style-name="T2">продол</text:span><text:span text:style-name="T3">-</text:span><text:span text:style-name="T2">жая дальше сводить с ума.</text:span></text:p>
            <text:p text:style-name="P65"/>
          </table:table-cell>
          <table:table-cell table:style-name="Table4.A1" office:value-type="string">
            <text:p text:style-name="P3">32</text:p>
            <text:p text:style-name="P78"/>
            <text:p text:style-name="P23"><text:span text:style-name="T2">Мужчина ложится на спину, а девуш</text:span><text:span text:style-name="T3">-</text:span><text:span text:style-name="T2">ка наслаждается им так, как сама того захочет, без ограничений занимаясь различными формами секса, используя при этом секс-игрушки, массажное масло, лед, сливки... ни в чем не огра</text:span><text:span text:style-name="T3">-</text:span><text:span text:style-name="T2">ничивая и не сдерживая себя. </text:span></text:p>
            <text:p text:style-name="P21"><text:span text:style-name="T2">Джентльмен беспрекословно следует всем указаниям и пожеланиям барыш</text:span><text:span text:style-name="T3">-</text:span><text:span text:style-name="T2">ни, ни в коем случае не кончая без ее позволения. Если это все же произойдет раньше времени, то он обязан, восста</text:span><text:span text:style-name="T3">-</text:span><text:span text:style-name="T2">новив свои силы, вновь полностью от</text:span><text:span text:style-name="T3">-</text:span><text:span text:style-name="T2">даться во власть девушки. </text:span></text:p>
            <text:p text:style-name="P72">Решение о переходе к следующему фанту принимает барышня.</text:p>
            <text:p text:style-name="P73">.</text:p>
            <text:p text:style-name="P64"/>
          </table:table-cell>
          <table:table-cell table:style-name="Table4.A1" office:value-type="string">
            <text:p text:style-name="P4">33</text:p>
            <text:p text:style-name="P4"/>
            <text:p text:style-name="P41"><text:span text:style-name="T6">Позы 31 и 30. </text:span><text:span text:style-name="T2">Позиция № </text:span><text:span text:style-name="T6">31 </text:span><text:span text:style-name="T2">необычай</text:span><text:span text:style-name="T3">-</text:span><text:span text:style-name="T2">но чувственна, являясь прекрасным вари</text:span><text:span text:style-name="T3">-</text:span><text:span text:style-name="T2">антом тантрической позы «Яб-Юм». При</text:span><text:span text:style-name="T3">-</text:span><text:span text:style-name="T2">чем во многом она комфортнее, посколь</text:span><text:span text:style-name="T3">-</text:span><text:span text:style-name="T2">ку, опираясь ступнями в пол, мужчина чувствует себя очень устойчиво и может удобно и сильно поддерживать девушку. В таком положении партнеры по настоя</text:span><text:span text:style-name="T3">-</text:span><text:span text:style-name="T2">щему ощущают свое единение, глядя друг другу в глаза, нежно целуясь и сливаясь в обьятиях. Отклоняя барышню назад, при</text:span><text:span text:style-name="T3">-</text:span><text:span text:style-name="T2">поднимая и опуская, вращая вокруг члена и покачивая, мужчина может с каждым мгновением все выше и выше поднимать ее на волнах блаженства. Если же в до</text:span><text:span text:style-name="T3">-</text:span><text:span text:style-name="T2">полнение ко всему девушка наденет на член мужчине виброкольцо, то экстати</text:span><text:span text:style-name="T3">-</text:span><text:span text:style-name="T2">ческое состояние ей будет гарантировано. </text:span></text:p>
            <text:p text:style-name="P42"><text:span text:style-name="T2">Те пары, которым все же захочется сменить положение, могут, не разъединя</text:span><text:span text:style-name="T3">-</text:span><text:span text:style-name="T2">ясь, переместиться на письменный стол в позицию № </text:span><text:span text:style-name="T6">30.</text:span></text:p>
            <text:p text:style-name="P81"/>
          </table:table-cell>
        </table:table-row>
        <table:table-row table:style-name="Table4.1">
          <table:table-cell table:style-name="Table4.A1" office:value-type="string">
            <text:p text:style-name="P3">34</text:p>
            <text:p text:style-name="P62"><text:span text:style-name="T6">Позы 32 и 33. </text:span><text:span text:style-name="T2">Чувственный, неторопли</text:span><text:span text:style-name="T3">-</text:span><text:span text:style-name="T2">вый и нежный секс, относящийся скорее к категории блаженства, чем страсти, лучше всего практиковать в положениях лежа. Позы № </text:span><text:span text:style-name="T6">32 </text:span><text:span text:style-name="T2">и </text:span><text:span text:style-name="T6">33, </text:span><text:span text:style-name="T2">как каждая в отде</text:span><text:span text:style-name="T3">-</text:span><text:span text:style-name="T2">льности, так и в сочетании очень подходят для этого. Стараясь полностью раство</text:span><text:span text:style-name="T3">-</text:span><text:span text:style-name="T2">риться в единении, каждый из партнеров концентрируется исключительно на своих ощущениях, чувствах и эмоциях. Наслаж</text:span><text:span text:style-name="T3">-</text:span><text:span text:style-name="T2">дение и больше ничего, а сознание рас</text:span><text:span text:style-name="T3">-</text:span><text:span text:style-name="T2">творяется в состоянии расслабленного и все поглощающего блаженства. </text:span></text:p>
            <text:p text:style-name="P58"><text:span text:style-name="T2">В позиции № </text:span><text:span text:style-name="T6">32 </text:span><text:span text:style-name="T2">необычный угол вхож</text:span><text:span text:style-name="T3">-</text:span><text:span text:style-name="T2">дения члена и трение яичек о ногу девуш</text:span><text:span text:style-name="T3">-</text:span><text:span text:style-name="T2">ки настолько приятны, что не требуется никаких интенсивных движений или ак</text:span><text:span text:style-name="T3">-</text:span><text:span text:style-name="T2">тивности, чтобы усилить безумно прият</text:span><text:span text:style-name="T3">-</text:span><text:span text:style-name="T2">ные ощущения. </text:span></text:p>
            <text:p text:style-name="P58"><text:span text:style-name="T2">Откинувшись на спину и поменяв по</text:span><text:span text:style-name="T3">-</text:span><text:span text:style-name="T2">ложение ног, пара может перейти в позу </text:span><text:span text:style-name="T6">№ 33 </text:span><text:span text:style-name="T2">и продолжить погружение в слад</text:span><text:span text:style-name="T3">-</text:span><text:span text:style-name="T2">кую нирвану.</text:span></text:p>
            <text:p text:style-name="P65"/>
          </table:table-cell>
          <table:table-cell table:style-name="Table4.A1" office:value-type="string">
            <text:p text:style-name="P5">35</text:p>
            <text:p text:style-name="P5"/>
            <text:p text:style-name="P51"><text:span text:style-name="T6">Позы 33 и 32. </text:span><text:span text:style-name="T2">Слияние в позе № </text:span><text:span text:style-name="T6">33 </text:span><text:span text:style-name="T2">приводит к состоянию, близкому к меди</text:span><text:span text:style-name="T3">-</text:span><text:span text:style-name="T2">тации, а, взяв партнера за руку и рассла</text:span><text:span text:style-name="T3">-</text:span><text:span text:style-name="T2">бившись, каждый очень быстро теряет ощущение реальности. Реальность здесь — лишняя, главное- блаженство и ощуще</text:span><text:span text:style-name="T3">-</text:span><text:span text:style-name="T2">ние необычного единения, все остальное абсолютно не значимо. Именно такой на</text:span><text:span text:style-name="T3">-</text:span><text:span text:style-name="T2">строй погрузит пару в нирвану, растворив чувство времени и пространства. Сексу</text:span><text:span text:style-name="T3">-</text:span><text:span text:style-name="T2">альные движения в этой позе очень плав</text:span><text:span text:style-name="T3">-</text:span><text:span text:style-name="T2">ные и неторопливые, преимущественно— лишь сокращения мышц и покачивание. Этого вполне достаточно, чтобы сладки</text:span><text:span text:style-name="T3">-</text:span><text:span text:style-name="T2">ми волнами уносить партнеров в небеса. </text:span></text:p>
            <text:p text:style-name="P52"><text:span text:style-name="T2">Если у мужчины возникнет желание перемен, он может изменить положение, перейдя в позицию № </text:span><text:span text:style-name="T6">32. </text:span><text:span text:style-name="T2">Это даст ему прекрасную возможность более активно входить в девушку под углом, приятно обострив ощущения обоих.</text:span></text:p>
          </table:table-cell>
          <table:table-cell table:style-name="Table4.A1" office:value-type="string">
            <text:p text:style-name="P3">36</text:p>
            <text:p text:style-name="P3"/>
            <text:p text:style-name="P59"><text:span text:style-name="T6">Позы 34 и 35. </text:span><text:span text:style-name="T2">Из огромного количества поз «мужчина сзади» одними из самых чувственных являются именно эти две. </text:span></text:p>
            <text:p text:style-name="P60"><text:span text:style-name="T2">Полуприсев на стуле, девушка подстав</text:span><text:span text:style-name="T3">-</text:span><text:span text:style-name="T2">ляет себя языку сидящего сзади на кор</text:span><text:span text:style-name="T3">-</text:span><text:span text:style-name="T2">точках мужчины. И только когда ножки у нее совсем начнут подгибаться, джент</text:span><text:span text:style-name="T3">-</text:span><text:span text:style-name="T2">льмен имеет право ввести дополнитель</text:span><text:span text:style-name="T3">-</text:span><text:span text:style-name="T2">ную опору в виде своего члена, сотворив позицию № </text:span><text:span text:style-name="T6">34. </text:span><text:span text:style-name="T2">Делая разнообразные тол</text:span><text:span text:style-name="T3">-</text:span><text:span text:style-name="T2">чки, мужчина может поддерживать ба</text:span><text:span text:style-name="T3">-</text:span><text:span text:style-name="T2">рышню снизу руками за ягодицы, но весь интерес этой позы как раз и заключается в «сидении на волшебном сучке». Вращая членом внутри, покачивая им вверх-вниз и из стороны в сторону, джентльмен на</text:span><text:span text:style-name="T3">-</text:span><text:span text:style-name="T2">слаждается сам и доставляет неописуе</text:span><text:span text:style-name="T3">-</text:span><text:span text:style-name="T2">мое удовольствие барышне. </text:span></text:p>
            <text:p text:style-name="P49"><text:span text:style-name="T2">Если девушка все же устанет так сто</text:span><text:span text:style-name="T3">-</text:span><text:span text:style-name="T2">ять, они, не разъединяясь, перемещаются на кровать и продолжают действо в позе </text:span><text:span text:style-name="T6">№ 35</text:span></text:p>
          </table:table-cell>
        </table:table-row>
      </table:table>
      <text:p text:style-name="Standard"><text:soft-page-break/></text:p>
      <text:p text:style-name="Standard"/>
      <text:p text:style-name="Standard"/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">37</text:p>
            <text:p text:style-name="P63"><text:s text:c="3"/></text:p>
            <text:p text:style-name="P15"><text:span text:style-name="T6">Позы 35 и 34. </text:span><text:span text:style-name="T2">Сильное трение головки члена о точку </text:span><text:span text:style-name="T6">G </text:span><text:span text:style-name="T2">является очень важной особенностью позы № </text:span><text:span text:style-name="T6">35. </text:span></text:p>
            <text:p text:style-name="P11"><text:span text:style-name="T2">Мужчина может даже не делать слиш</text:span><text:span text:style-name="T3">-</text:span><text:span text:style-name="T2">ком интенсивных движений или старать</text:span><text:span text:style-name="T3">-</text:span><text:span text:style-name="T2">ся глубоко входить в свою даму, доста</text:span><text:span text:style-name="T3">-</text:span><text:span text:style-name="T2">точно лишь покачивать тазом снизу вверх. Повышенное давление на самую чувствительную точку барышни и без того доставит ей чрезвычайно острое на</text:span><text:span text:style-name="T3">-</text:span><text:span text:style-name="T2">слаждение. Язычок второй девушки был бы чрезвычайно уместен в этом положе</text:span><text:span text:style-name="T3">-</text:span><text:span text:style-name="T2">нии, однако мужчина может дополнить действо, просто лаская пальцем клитор. Плотно сжимая ноги, девушка может по</text:span><text:span text:style-name="T3">-</text:span><text:span text:style-name="T2">лучить еще большее удовольствие. </text:span></text:p>
            <text:p text:style-name="P11"><text:span text:style-name="T2">Привставая и вновь откидываясь на спину, девушка может достаточно быстро довести себя до оргазма. Затем, чуть от</text:span><text:span text:style-name="T3">-</text:span><text:span text:style-name="T2">дохнув, пара перемещается на стул и про</text:span><text:span text:style-name="T3">-</text:span><text:span text:style-name="T2">должает действо, перейдя к анальному сексу в позиции № </text:span><text:span text:style-name="T6">34.</text:span></text:p>
            <text:p text:style-name="P80"/>
          </table:table-cell>
          <table:table-cell table:style-name="Table5.A1" office:value-type="string">
            <text:p text:style-name="P3">38</text:p>
            <text:p text:style-name="P3"/>
            <text:p text:style-name="P61"><text:span text:style-name="T6">Позы 36 и 37. </text:span><text:span text:style-name="T2">В позе № </text:span><text:span text:style-name="T6">36 </text:span><text:span text:style-name="T2">все посвя</text:span><text:span text:style-name="T3">-</text:span><text:span text:style-name="T2">щено наслаждению девушки. Мужчина вне всяких сомнений получает ничуть не меньшее удовольствие, чем она, но в ос</text:span><text:span text:style-name="T3">-</text:span><text:span text:style-name="T2">новном за счет того, что тонко чувствует состояние партнерши. Лаская одной рукой свой клитор, а палец другой поло</text:span><text:span text:style-name="T3">-</text:span><text:span text:style-name="T2">жив в рот мужчине, она еще больше обостряет свои эмоции. А горячие пуль</text:span><text:span text:style-name="T3">-</text:span><text:span text:style-name="T2">сации крови в свешенной вниз голове и вовсе уносят девушку в другое измере</text:span><text:span text:style-name="T3">-</text:span><text:span text:style-name="T2">ние. Меняя частоту и глубину толчков, мужчина тонко играет ее ощущениями, наслаждаясь восхитительным действом. Затем, переместив ногу и откинувшись, он переводит положение своего тела в позицию № </text:span><text:span text:style-name="T6">37, </text:span><text:span text:style-name="T2">и изменяет ритм любов</text:span><text:span text:style-name="T3">-</text:span><text:span text:style-name="T2">ных движений. Теперь он и сам полно</text:span><text:span text:style-name="T3">-</text:span><text:span text:style-name="T2">стью погружается в собственные чувства, сливаясь дрожью своего члена с пульса</text:span><text:span text:style-name="T3">-</text:span><text:span text:style-name="T2">циями ее влагалища.</text:span></text:p>
            <text:p text:style-name="P65"/>
          </table:table-cell>
          <table:table-cell table:style-name="Table5.A1" office:value-type="string">
            <text:p text:style-name="P3">39 </text:p>
            <text:p text:style-name="P3"/>
            <text:p text:style-name="P1"><text:span text:style-name="T6">Позы 37 и 36. </text:span><text:span text:style-name="T2">Слившись в позе № </text:span><text:span text:style-name="T6">37, </text:span><text:span text:style-name="T2">партнеры представляют собой единое энергетическое целое. Специально поло</text:span><text:span text:style-name="T3">-</text:span><text:span text:style-name="T2">жив девушку на край кровати так, чтобы голова чуть свешивалась вниз, мужчина придерживает ее в таком положении. Это важный момент, поскольку за счет допол</text:span><text:span text:style-name="T3">-</text:span><text:span text:style-name="T2">нительного притока крови к голове, состо</text:span><text:span text:style-name="T3">-</text:span><text:span text:style-name="T2">яние девушки постепенно становится сродни медитативному. Сексуальные дви</text:span><text:span text:style-name="T3">-</text:span><text:span text:style-name="T2">жения в этой позе очень плавные и не</text:span><text:span text:style-name="T3">-</text:span><text:span text:style-name="T2">спешные, а внимание в основном концент</text:span><text:span text:style-name="T3">-</text:span><text:span text:style-name="T2">рируется на чувстве единения. Именно это постепенно погружает обоих любовников в нирвану. </text:span></text:p>
            <text:p text:style-name="P21"><text:span text:style-name="T2">Забыв об окружающем мире, девушка растворяется в другом измерении, а муж</text:span><text:span text:style-name="T3">-</text:span><text:span text:style-name="T2">чина может осторожно изменить положе</text:span><text:span text:style-name="T3">-</text:span><text:span text:style-name="T2">ние на № </text:span><text:span text:style-name="T6">36. </text:span><text:span text:style-name="T2">Это позволит ему при жела</text:span><text:span text:style-name="T3">-</text:span><text:span text:style-name="T2">нии перейти к более активным движени</text:span><text:span text:style-name="T3">-</text:span><text:span text:style-name="T2">ям, входя в девушку под необычным углом и обострив ощущения обоих.</text:span></text:p>
            <text:p text:style-name="P64"/>
          </table:table-cell>
        </table:table-row>
        <table:table-row table:style-name="Table5.1">
          <table:table-cell table:style-name="Table5.A1" office:value-type="string">
            <text:p text:style-name="P3">40</text:p>
            <text:p text:style-name="P3"/>
            <text:p text:style-name="P33"><text:span text:style-name="T2">Позы 39 и 40. Комбинация поз № 39 и 40 крайне интересна тем, что при их смене девушка получает абсолютно раз</text:span><text:span text:style-name="T3">-</text:span><text:span text:style-name="T2">ные ощущения. Это объясняется тем, что если в первом положении основное дав</text:span><text:span text:style-name="T3">-</text:span><text:span text:style-name="T2">ление приходится на переднюю стенку влагалища, включая область точки </text:span><text:span text:style-name="T6">G, </text:span><text:span text:style-name="T2">то во втором — преимущественно на за</text:span><text:span text:style-name="T3">-</text:span><text:span text:style-name="T2">днюю стенку и клитор. Член в обоих слу</text:span><text:span text:style-name="T3">-</text:span><text:span text:style-name="T2">чаях входит во влагалище под острым углом и мужчина вместе с барышней ис</text:span><text:span text:style-name="T3">-</text:span><text:span text:style-name="T2">пытывает очень острые ощущения. Де</text:span><text:span text:style-name="T3">-</text:span><text:span text:style-name="T2">вушка при этом пассивна и наслаждается происходящим, полностью расслабив</text:span><text:span text:style-name="T3">-</text:span><text:span text:style-name="T2">шись. </text:span></text:p>
            <text:p text:style-name="P30"><text:span text:style-name="T2">Начать лучше с более активной пози</text:span><text:span text:style-name="T3">-</text:span><text:span text:style-name="T2">ции № </text:span><text:span text:style-name="T6">39, </text:span><text:span text:style-name="T2">и лишь потом плавно перемес</text:span><text:span text:style-name="T3">-</text:span><text:span text:style-name="T2">титься в «медитативную» позу № </text:span><text:span text:style-name="T6">40. </text:span><text:span text:style-name="T2">Слившись в единое целое, тесно прижав</text:span><text:span text:style-name="T3">-</text:span><text:span text:style-name="T2">шись лобками, растягивая удовольствие и блаженствуя, пара расслабленно на</text:span><text:span text:style-name="T3">-</text:span><text:span text:style-name="T2">слаждается близостью в этом положе</text:span><text:span text:style-name="T3">-</text:span><text:span text:style-name="T2">нии.</text:span></text:p>
            <text:p text:style-name="P65"/>
          </table:table-cell>
          <table:table-cell table:style-name="Table5.A1" office:value-type="string">
            <text:p text:style-name="P3">41</text:p>
            <text:p text:style-name="P78"/>
            <text:p text:style-name="P26"><text:span text:style-name="T2">Позы 40 и 39. В положение № </text:span><text:span text:style-name="T6">40 </text:span><text:span text:style-name="T2">лучше переходить из классической «мис</text:span><text:span text:style-name="T3">-</text:span><text:span text:style-name="T2">сионерской» позы, поскольку иначе со</text:span><text:span text:style-name="T3">-</text:span><text:span text:style-name="T2">единиться с девушкой будет не просто. </text:span></text:p>
            <text:p text:style-name="P24"><text:span text:style-name="T2">Член при этом входит во влагалище под необычным углом, оказывая основа</text:span><text:span text:style-name="T3">-</text:span><text:span text:style-name="T2">нием очень чувственное и сильное давле</text:span><text:span text:style-name="T3">-</text:span><text:span text:style-name="T2">ние на область клитора. Партнеры вместе будут испытывать огромное удовольс</text:span><text:span text:style-name="T3">-</text:span><text:span text:style-name="T2">твие от секса к такой позе, не смотря на неглубокое проникновение члена и не</text:span><text:span text:style-name="T3">-</text:span><text:span text:style-name="T2">возможность резких движений. Однако это абсолютно излишне, поскольку ос</text:span><text:span text:style-name="T3">-</text:span><text:span text:style-name="T2">новная изюминка позы заключатся в не</text:span><text:span text:style-name="T3">-</text:span><text:span text:style-name="T2">обычном трении половых органов. Если же партнерам захочется более активного секса, они могут плавно переместиться в позицию № </text:span><text:span text:style-name="T6">39. </text:span></text:p>
            <text:p text:style-name="P24"><text:span text:style-name="T2">Эта поза очень контрастна по отноше</text:span><text:span text:style-name="T3">-</text:span><text:span text:style-name="T2">нию к первой, поскольку не только поз</text:span><text:span text:style-name="T3">-</text:span><text:span text:style-name="T2">воляет мужчине быть сколь угодно ак</text:span><text:span text:style-name="T3">-</text:span><text:span text:style-name="T2">тивным, но и обеспечивает сильное дав</text:span><text:span text:style-name="T3">-</text:span><text:span text:style-name="T2">ление головки члена на переднюю стенку влагалища, включая точку </text:span><text:span text:style-name="T6">G.</text:span></text:p>
            <text:p text:style-name="P79"/>
          </table:table-cell>
          <table:table-cell table:style-name="Table5.A1" office:value-type="string">
            <text:p text:style-name="P4">42</text:p>
            <text:p text:style-name="P4"/>
            <text:p text:style-name="P44"><text:span text:style-name="T2">Позы 09 и 08. В девятой позиции очень удобно начинать анальный секс, даже если девушка делает такое впер</text:span><text:span text:style-name="T3">-</text:span><text:span text:style-name="T2">вые. Яркость ощущений у обоих партне</text:span><text:span text:style-name="T3">-</text:span><text:span text:style-name="T2">ров в этом положении просто необыкно</text:span><text:span text:style-name="T3">-</text:span><text:span text:style-name="T2">венна. Делая толчки и покачиваясь свер</text:span><text:span text:style-name="T3">-</text:span><text:span text:style-name="T2">ху, мужчина наслаждается видом ба</text:span><text:span text:style-name="T3">-</text:span><text:span text:style-name="T2">рышни, остро чувствуя растяжение в паху и трение яичек о ее ягодицы. </text:span></text:p>
            <text:p text:style-name="P42"><text:span text:style-name="T2">Долго задерживаться в этом положе</text:span><text:span text:style-name="T3">-</text:span><text:span text:style-name="T2">нии не стоит. Мужчина рискует устать, или быстро кончить. Поэтому, не выходя из девушки, он плавно переводит ее в позицию № </text:span><text:span text:style-name="T6">8, </text:span><text:span text:style-name="T2">укладывая животом на свои скрещенные ноги. В этом положе</text:span><text:span text:style-name="T3">-</text:span><text:span text:style-name="T2">нии инициатива полностью переходит к барышне и теперь уже она, опираясь на коленки и локти, наслаждается движе</text:span><text:span text:style-name="T3">-</text:span><text:span text:style-name="T2">нием мужской плоти внутри себя.</text:span></text:p>
            <text:p text:style-name="P74"/>
          </table:table-cell>
        </table:table-row>
        <table:table-row table:style-name="Table5.1">
          <table:table-cell table:style-name="Table5.A1" office:value-type="string">
            <text:p text:style-name="P3">43</text:p>
            <text:p text:style-name="P3"/>
            <text:p text:style-name="P21"><text:span text:style-name="T2">Позы 11 и 10. Лежа сзади на боку в по</text:span><text:span text:style-name="T3">-</text:span><text:span text:style-name="T2">зиции №11 и лаская девушку, джентльмен раздвигает ей ягодицы, а затем медленно и осторожно входит тщательно смазан</text:span><text:span text:style-name="T3">-</text:span><text:span text:style-name="T2">ным членом в анус. Положив приподнятую ножку барышни себе на бедро, он плавны</text:span><text:span text:style-name="T3">-</text:span><text:span text:style-name="T2">ми движениями покачивается и скользит внутри. </text:span></text:p>
            <text:p text:style-name="P21"><text:span text:style-name="T2">Не прерывая своего единения, они мед</text:span><text:span text:style-name="T3">-</text:span><text:span text:style-name="T2">ленно смещаются на край кровати, и про</text:span><text:span text:style-name="T3">-</text:span><text:span text:style-name="T2">должают наслаждаться друг другом в по</text:span><text:span text:style-name="T3">-</text:span><text:span text:style-name="T2">зиции № </text:span><text:span text:style-name="T6">10. </text:span><text:span text:style-name="T2">В этом положении ведущая роль принадлежит даме, а ее пожелания обязательны во всем без исключения. Шепча ей на ушко комплименты, мужчина восхищенно выражает свои эмоции.</text:span></text:p>
            <text:p text:style-name="P65"/>
          </table:table-cell>
          <table:table-cell table:style-name="Table5.A1" office:value-type="string">
            <text:p text:style-name="P5">44</text:p>
            <text:p text:style-name="P5"/>
            <text:p text:style-name="P55"><text:span text:style-name="T6">Поза 14. </text:span><text:span text:style-name="T2">Если вес девушки не подвер</text:span><text:span text:style-name="T3">-</text:span><text:span text:style-name="T2">гает риску здоровье мужчины, и она при</text:span><text:span text:style-name="T3">-</text:span><text:span text:style-name="T2">емлет анальный секс, то, используя до</text:span><text:span text:style-name="T3">-</text:span><text:span text:style-name="T2">полнительные виброшарики, можно по</text:span><text:span text:style-name="T3">-</text:span><text:span text:style-name="T2">дарить ей очень необычные и приятные ощущения в этой позиции. </text:span></text:p>
            <text:p text:style-name="P54"><text:span text:style-name="T2">С наслаждением «разогревшись» в по</text:span><text:span text:style-name="T3">-</text:span><text:span text:style-name="T2">ложении </text:span><text:span text:style-name="T6">«69 мужчина сверху», </text:span><text:span text:style-name="T2">партнеры обильно смазывают промежности друг друга, особое внимание уделяя анусу де</text:span><text:span text:style-name="T3">-</text:span><text:span text:style-name="T2">вушки. Затем мужчина очень нежно и ос</text:span><text:span text:style-name="T3">-</text:span><text:span text:style-name="T2">торожно вводит ей во влагалище вибро</text:span><text:span text:style-name="T3">-</text:span><text:span text:style-name="T2">шарики, пока не включая их, и ложится на спину головой к стене. Пождав одной рукой к груди ноги, второй он придержи</text:span><text:span text:style-name="T3">-</text:span><text:span text:style-name="T2">вает член, помогая барышне осторожно насаживаться на него анусом в позиции </text:span><text:span text:style-name="T6">№ 14. </text:span><text:span text:style-name="T2">Включив вибрацию шариков, де</text:span><text:span text:style-name="T3">-</text:span><text:span text:style-name="T2">вушка вкушает двойное удовольствие, раскачиваясь и аккуратно ерзая на члене. Придерживая барышню за ягодицы, муж</text:span><text:span text:style-name="T3">-</text:span><text:span text:style-name="T2">чина помогает ей наслаждаться остротой столь необычных ощущений.</text:span></text:p>
          </table:table-cell>
          <table:table-cell table:style-name="Table5.A1" office:value-type="string">
            <text:p text:style-name="P3">45</text:p>
            <text:p text:style-name="P46"><text:span text:style-name="T2">Позы 23 и 24. Дубль этих поз в сочета</text:span><text:span text:style-name="T3">-</text:span><text:span text:style-name="T2">нии анального секса с виброшариками может привести девушку в полных вос</text:span><text:span text:style-name="T3">-</text:span><text:span text:style-name="T2">торг. </text:span></text:p>
            <text:p text:style-name="P47"><text:span text:style-name="T2">Лаская барышню сверху в позиции </text:span><text:span text:style-name="T6">69, </text:span><text:span text:style-name="T2">мужчина для начала тщательно гото</text:span><text:span text:style-name="T3">-</text:span><text:span text:style-name="T2">вит ее к предстоящему восхитительному действу. Разогрев кончиком языка и пальцем ее анус, он затем вводит девуш</text:span><text:span text:style-name="T3">-</text:span><text:span text:style-name="T2">ке во влагалище виброшарики и ложит</text:span><text:span text:style-name="T3">-</text:span><text:span text:style-name="T2">ся на спину. Медленно и осторожно на</text:span><text:span text:style-name="T3">-</text:span><text:span text:style-name="T2">садившись попочкой на член мужчины в положение № </text:span><text:span text:style-name="T6">23, </text:span><text:span text:style-name="T2">барышня включает вибрацию шариков. Самозабвенно на</text:span><text:span text:style-name="T3">-</text:span><text:span text:style-name="T2">слаждаясь необычными ощущениями, она искренне упивается действом, в то время как мужчина ласкает ее руками, осыпая восхищенными комплиментами. </text:span></text:p>
            <text:p text:style-name="P47"><text:span text:style-name="T2">Не разъединяясь с мужчиной, она может перекинуть вперед его ногу и, оседлав в позиции № </text:span><text:span text:style-name="T6">24, </text:span><text:span text:style-name="T2">продолжить свою изумительную игру.</text:span></text:p>
            <text:p text:style-name="P71"/>
          </table:table-cell>
        </table:table-row>
      </table:table>
      <text:p text:style-name="Standard"/>
      <text:p text:style-name="Standard"/>
      <text:p text:style-name="Standard"/>
      <table:table table:name="Table6" table:style-name="Table6">
        <table:table-column table:style-name="Table6.A" table:number-columns-repeated="2"/>
        <table:table-column table:style-name="Table6.C"/>
        <table:table-row table:style-name="Table6.1">
          <table:table-cell table:style-name="Table6.A1" office:value-type="string">
            <text:p text:style-name="P3">46</text:p>
            <text:p text:style-name="P63"><text:s text:c="3"/></text:p>
            <text:p text:style-name="P19"><text:span text:style-name="T2">Позы 21 и 22. Анальный секс в сочета</text:span><text:span text:style-name="T3">-</text:span><text:span text:style-name="T2">нии с вибратором может довести девушку до настоящего экстаза в этих позах. </text:span></text:p>
            <text:p text:style-name="P16"><text:span text:style-name="T2">Для начала пара наслаждается оральными ласками в положении </text:span><text:span text:style-name="T6">«69 мужчина снизу». </text:span><text:span text:style-name="T2">Затем джентльмен, смазав свой член и попочку барышни, разогревает ей пальцем вход в анус. Хорошо подготов</text:span><text:span text:style-name="T3">-</text:span><text:span text:style-name="T2">ленная мужчиной девушка осторожно и плавно насаживается на член анусом в положение № </text:span><text:span text:style-name="T6">21. </text:span><text:span text:style-name="T2">Испив до конца восхи</text:span><text:span text:style-name="T3">-</text:span><text:span text:style-name="T2">тительную чашу этой сладкой пытки, она откидывается назад в позе № </text:span><text:span text:style-name="T6">22, </text:span><text:span text:style-name="T2">раздви</text:span><text:span text:style-name="T3">-</text:span><text:span text:style-name="T2">нув ножки и замирая в предвкушении ни с чем не сравнимых ощущений. Чуть при</text:span><text:span text:style-name="T3">-</text:span><text:span text:style-name="T2">встав, мужчина медленно вводит во вла</text:span><text:span text:style-name="T3">-</text:span><text:span text:style-name="T2">галище вибратор, начиная нежно и чувс</text:span><text:span text:style-name="T3">-</text:span><text:span text:style-name="T2">твенно играть им внутри. Тон и ритм дви</text:span><text:span text:style-name="T3">-</text:span><text:span text:style-name="T2">жений задает девушка, раскачиваясь на члене и насаживаясь на него анусом. Син</text:span><text:span text:style-name="T3">-</text:span><text:span text:style-name="T2">хронные встречные погружения вибрато</text:span><text:span text:style-name="T3">-</text:span><text:span text:style-name="T2">ра создают у нее ощущение секса с двумя мужчинами одновременно.</text:span></text:p>
            <text:p text:style-name="P65"/>
          </table:table-cell>
          <table:table-cell table:style-name="Table6.A1" office:value-type="string">
            <text:p text:style-name="P3">47</text:p>
            <text:p text:style-name="P20"><text:span text:style-name="T6">Поза 17. </text:span><text:span text:style-name="T2">Дополнительное виброкольцо в этой позе доведет девушку до настояще</text:span><text:span text:style-name="T3">-</text:span><text:span text:style-name="T2">го экстаза. </text:span></text:p>
            <text:p text:style-name="P16"><text:span text:style-name="T2">Для начала сев на стул и расслабив</text:span><text:span text:style-name="T3">-</text:span><text:span text:style-name="T2">шись, мужчина предоставляет себя ораль</text:span><text:span text:style-name="T3">-</text:span><text:span text:style-name="T2">ным ласкам девушки. Присев на корточки или стоя на коленях, она увлеченно гото</text:span><text:span text:style-name="T3">-</text:span><text:span text:style-name="T2">вит губками и язычком орудие предстоя</text:span><text:span text:style-name="T3">-</text:span><text:span text:style-name="T2">щего блаженства. Доведя член до предель</text:span><text:span text:style-name="T3">-</text:span><text:span text:style-name="T2">ной эрекции, барышня, любуясь им и играя, надевает виброкольцо, опустив его вниз до самого корня. Включив вибрацию и наслаждаясь самим процессом, она мед</text:span><text:span text:style-name="T3">-</text:span><text:span text:style-name="T2">ленно садится на мужчину сверху в позу наездницы № </text:span><text:span text:style-name="T6">17. </text:span><text:span text:style-name="T2">Обнимая мужчину, она плотно прижимается клитором к выпук</text:span><text:span text:style-name="T3">-</text:span><text:span text:style-name="T2">лости кольца и начинает свое восхождение в рай. Чувствуя снизу вибрации, вращая тазом и раскачиваясь, прижимаясь к парт</text:span><text:span text:style-name="T3">-</text:span><text:span text:style-name="T2">неру и сильно откидываясь назад, девушка наслаждается действом, доводя до преде</text:span><text:span text:style-name="T3">-</text:span><text:span text:style-name="T2">ла остроту своих ощущений.</text:span></text:p>
            <text:p text:style-name="P65"/>
          </table:table-cell>
          <table:table-cell table:style-name="Table6.A1" office:value-type="string">
            <text:p text:style-name="P3">48</text:p>
            <text:p text:style-name="P48"><text:span text:style-name="T6">Поза 38. </text:span><text:span text:style-name="T2">Следующую встречу пара на</text:span><text:span text:style-name="T3">-</text:span><text:span text:style-name="T2">чнет в ванной комнате, экспериментируя в позиции № </text:span><text:span text:style-name="T6">38. </text:span><text:span text:style-name="T2">Для этого понадобится за</text:span><text:span text:style-name="T3">-</text:span><text:span text:style-name="T2">крепляемый присоской вибратор и рези</text:span><text:span text:style-name="T3">-</text:span><text:span text:style-name="T2">новый коврик. </text:span></text:p>
            <text:p text:style-name="P47"><text:span text:style-name="T2">Помыв друг друга, они сначала займут</text:span><text:span text:style-name="T3">-</text:span><text:span text:style-name="T2">ся сексом в позиции № </text:span><text:span text:style-name="T6">38, </text:span><text:span text:style-name="T2">а затем устроят увлекательную игру. Зафиксировав при</text:span><text:span text:style-name="T3">-</text:span><text:span text:style-name="T2">соской с краю ванны вибратор, девушка аккуратно сядет на него уже распаренной попочкой. Важно при этом подобрать пра</text:span><text:span text:style-name="T3">-</text:span><text:span text:style-name="T2">вильное место и угол фиксации игрушки, чтобы было комфортно сидеть на ней ану</text:span><text:span text:style-name="T3">-</text:span><text:span text:style-name="T2">сом. После этого джентльмен, встав на ко</text:span><text:span text:style-name="T3">-</text:span><text:span text:style-name="T2">лени в ванне лицом к девушке, войдет ей во влагалище, принимая позицию, схо</text:span><text:span text:style-name="T3">-</text:span><text:span text:style-name="T2">жую с </text:span><text:span text:style-name="T6">38-ой </text:span><text:span text:style-name="T2">(под колени ему подкладыва</text:span><text:span text:style-name="T3">-</text:span><text:span text:style-name="T2">ется коврик). Придерживая девушку за ягодицы, мужчина будет дарить ей изуми</text:span><text:span text:style-name="T3">-</text:span><text:span text:style-name="T2">тельно сладкий дуплет вместе с вибриру</text:span><text:span text:style-name="T3">-</text:span><text:span text:style-name="T2">ющим в анусе фаллоимитатором, в то время как барышне пригрезится, что она с двумя мужчинами одновременно.</text:span></text:p>
            <text:p text:style-name="P64"/>
          </table:table-cell>
        </table:table-row>
        <table:table-row table:style-name="Table6.1">
          <table:table-cell table:style-name="Table6.A1" office:value-type="string">
            <text:p text:style-name="P3">49</text:p>
            <text:p text:style-name="P3"/>
            <text:p text:style-name="P34"><text:span text:style-name="T2">Поза 21. Виброкольцо может очень удачно дополнить эту позу, подарив де</text:span><text:span text:style-name="T3">-</text:span><text:span text:style-name="T2">вушке настоящую бурю эмоций. </text:span></text:p>
            <text:p text:style-name="P30"><text:span text:style-name="T2">Для начала, предвкушая удовольствие, партнеры наслаждаются оральными лас</text:span><text:span text:style-name="T3">-</text:span><text:span text:style-name="T2">ками в положении </text:span><text:span text:style-name="T6">«69 мужчина снизу». </text:span><text:span text:style-name="T2">Как следует подняв губками член, барыш</text:span><text:span text:style-name="T3">-</text:span><text:span text:style-name="T2">ня, играя, надевает на него виброкольцо, опустив до самого основания. Насладив</text:span><text:span text:style-name="T3">-</text:span><text:span text:style-name="T2">шись изумительным зрелищем мощной готовности, она включает вибрацию и, растягивая удовольствие, не спеша наса</text:span><text:span text:style-name="T3">-</text:span><text:span text:style-name="T2">живается сверху влагалищем в позицию </text:span><text:span text:style-name="T6">№ 21. </text:span><text:span text:style-name="T2">Став наездницей, она плотно при</text:span><text:span text:style-name="T3">-</text:span><text:span text:style-name="T2">жимается клитором к выпуклости кольца и начинает свой танец. Раскачиваясь и ерзая тазом, чуть привставая и вновь при</text:span><text:span text:style-name="T3">-</text:span><text:span text:style-name="T2">седая, наклоняясь и откидываясь, девуш</text:span><text:span text:style-name="T3">-</text:span><text:span text:style-name="T2">ка наслаждается действом, доводя до предела остроту своих ощущений.</text:span></text:p>
            <text:p text:style-name="P65"/>
          </table:table-cell>
          <table:table-cell table:style-name="Table6.A1" office:value-type="string">
            <text:p text:style-name="P82"/>
          </table:table-cell>
          <table:table-cell table:style-name="Table6.A1" office:value-type="string">
            <text:p text:style-name="P7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uk" fo:country="UA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1</dc:title>
    <dc:subject/>
    <meta:keyword/>
    <dc:description/>
    <meta:initial-creator>Admin</meta:initial-creator>
    <meta:creation-date>2012-05-31T10:53:00</meta:creation-date>
    <dc:creator>Admin</dc:creator>
    <dc:date>2012-05-31T11:13:00</dc:date>
    <meta:editing-cycles>8</meta:editing-cycles>
    <meta:editing-duration>PT15M</meta:editing-duration>
    <meta:document-statistic meta:table-count="6" meta:image-count="0" meta:object-count="0" meta:page-count="2" meta:paragraph-count="164" meta:word-count="5186" meta:character-count="35659" meta:non-whitespace-character-count="30524"/>
    <meta:generator>LibreOffice/7.3.4.2$Linux_X86_64 LibreOffice_project/728fec16bd5f605073805c3c9e7c4212a0120dc5</meta:generator>
  </office:meta>
</office:document-meta>
</file>